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My machine virtualised</text:p>
          </table:table-cell>
          <table:table-cell table:number-columns-repeated="4"/>
          <table:table-cell table:style-name="ce2" office:value-type="string" calcext:value-type="string">
            <text:p>macneill</text:p>
          </table:table-cell>
          <table:table-cell table:style-name="ce4" table:number-columns-repeated="4"/>
          <table:table-cell table:style-name="ce2" office:value-type="string" calcext:value-type="string">
            <text:p>stoker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4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2" office:value-type="string" calcext:value-type="string">
            <text:p>Magnitude test (f48 vs double)</text:p>
          </table:table-cell>
          <table:table-cell table:number-columns-repeated="4"/>
          <table:table-cell table:style-name="ce2" office:value-type="string" calcext:value-type="string">
            <text:p>Magnitude test (f48 vs double)</text:p>
          </table:table-cell>
          <table:table-cell table:style-name="ce4" table:number-columns-repeated="4"/>
          <table:table-cell table:style-name="ce2" office:value-type="string" calcext:value-type="string">
            <text:p>Magnitude test (f48 vs double)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SSE f48</text:p>
          </table:table-cell>
          <table:table-cell table:style-name="ce3" office:value-type="string" calcext:value-type="string">
            <text:p><text:s/>SSE double</text:p>
          </table:table-cell>
          <table:table-cell table:number-columns-repeated="3"/>
          <table:table-cell table:style-name="ce3" office:value-type="string" calcext:value-type="string">
            <text:p>SSE f48</text:p>
          </table:table-cell>
          <table:table-cell table:style-name="ce3" office:value-type="string" calcext:value-type="string">
            <text:p><text:s/>SSE double</text:p>
          </table:table-cell>
          <table:table-cell table:number-columns-repeated="3"/>
          <table:table-cell table:style-name="ce3" office:value-type="string" calcext:value-type="string">
            <text:p>SSE f48</text:p>
          </table:table-cell>
          <table:table-cell table:style-name="ce3" office:value-type="string" calcext:value-type="string">
            <text:p><text:s/>SSE doubl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3009321" calcext:value-type="float">
            <text:p>13009321</text:p>
          </table:table-cell>
          <table:table-cell office:value-type="float" office:value="30808349" calcext:value-type="float">
            <text:p>30808349</text:p>
          </table:table-cell>
          <table:table-cell table:formula="of:=[.D10]-[.C10]" office:value-type="float" office:value="17799028" calcext:value-type="float">
            <text:p>17799028</text:p>
          </table:table-cell>
          <table:table-cell table:number-columns-repeated="2"/>
          <table:table-cell office:value-type="float" office:value="5014920" calcext:value-type="float">
            <text:p>5014920</text:p>
          </table:table-cell>
          <table:table-cell office:value-type="float" office:value="6987624" calcext:value-type="float">
            <text:p>6987624</text:p>
          </table:table-cell>
          <table:table-cell table:formula="of:=[.I10]-[.H10]" office:value-type="float" office:value="1972704" calcext:value-type="float">
            <text:p>1972704</text:p>
          </table:table-cell>
          <table:table-cell table:number-columns-repeated="2"/>
          <table:table-cell office:value-type="float" office:value="3639907" calcext:value-type="float">
            <text:p>3639907</text:p>
          </table:table-cell>
          <table:table-cell office:value-type="float" office:value="6264465" calcext:value-type="float">
            <text:p>6264465</text:p>
          </table:table-cell>
          <table:table-cell table:formula="of:=[.N10]-[.M10]" office:value-type="float" office:value="2624558" calcext:value-type="float">
            <text:p>262455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553035" calcext:value-type="float">
            <text:p>8553035</text:p>
          </table:table-cell>
          <table:table-cell office:value-type="float" office:value="29722173" calcext:value-type="float">
            <text:p>29722173</text:p>
          </table:table-cell>
          <table:table-cell table:formula="of:=[.D11]-[.C11]" office:value-type="float" office:value="21169138" calcext:value-type="float">
            <text:p>21169138</text:p>
          </table:table-cell>
          <table:table-cell table:style-name="ce3" table:formula="of:=AVERAGE([.E10:.E109])" office:value-type="float" office:value="3590373.62" calcext:value-type="float">
            <text:p>3590373.62</text:p>
          </table:table-cell>
          <table:table-cell table:style-name="ce3" office:value-type="string" calcext:value-type="string">
            <text:p>&lt;&lt; average</text:p>
          </table:table-cell>
          <table:table-cell office:value-type="float" office:value="4120248" calcext:value-type="float">
            <text:p>4120248</text:p>
          </table:table-cell>
          <table:table-cell office:value-type="float" office:value="4288688" calcext:value-type="float">
            <text:p>4288688</text:p>
          </table:table-cell>
          <table:table-cell table:formula="of:=[.I11]-[.H11]" office:value-type="float" office:value="168440" calcext:value-type="float">
            <text:p>168440</text:p>
          </table:table-cell>
          <table:table-cell table:style-name="ce3" table:formula="of:=AVERAGE([.J10:.J109])" office:value-type="float" office:value="240526.4" calcext:value-type="float">
            <text:p>240526.4</text:p>
          </table:table-cell>
          <table:table-cell table:style-name="ce3" office:value-type="string" calcext:value-type="string">
            <text:p>&lt;&lt; average</text:p>
          </table:table-cell>
          <table:table-cell office:value-type="float" office:value="3147585" calcext:value-type="float">
            <text:p>3147585</text:p>
          </table:table-cell>
          <table:table-cell office:value-type="float" office:value="3305903" calcext:value-type="float">
            <text:p>3305903</text:p>
          </table:table-cell>
          <table:table-cell table:formula="of:=[.N11]-[.M11]" office:value-type="float" office:value="158318" calcext:value-type="float">
            <text:p>158318</text:p>
          </table:table-cell>
          <table:table-cell table:style-name="ce3" table:formula="of:=AVERAGE([.O10:.O109])" office:value-type="float" office:value="211180.33" calcext:value-type="float">
            <text:p>211180.33</text:p>
          </table:table-cell>
          <table:table-cell table:style-name="ce3" office:value-type="string" calcext:value-type="string">
            <text:p>&lt;&lt; average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8923064" calcext:value-type="float">
            <text:p>8923064</text:p>
          </table:table-cell>
          <table:table-cell office:value-type="float" office:value="11931526" calcext:value-type="float">
            <text:p>11931526</text:p>
          </table:table-cell>
          <table:table-cell table:formula="of:=[.D12]-[.C12]" office:value-type="float" office:value="3008462" calcext:value-type="float">
            <text:p>3008462</text:p>
          </table:table-cell>
          <table:table-cell table:style-name="ce3" table:formula="of:=MEDIAN([.E10:.E109])" office:value-type="float" office:value="3358610.5" calcext:value-type="float">
            <text:p>3358610.5</text:p>
          </table:table-cell>
          <table:table-cell table:style-name="ce3" office:value-type="string" calcext:value-type="string">
            <text:p>&lt;&lt; median</text:p>
          </table:table-cell>
          <table:table-cell office:value-type="float" office:value="3635984" calcext:value-type="float">
            <text:p>3635984</text:p>
          </table:table-cell>
          <table:table-cell office:value-type="float" office:value="3858936" calcext:value-type="float">
            <text:p>3858936</text:p>
          </table:table-cell>
          <table:table-cell table:formula="of:=[.I12]-[.H12]" office:value-type="float" office:value="222952" calcext:value-type="float">
            <text:p>222952</text:p>
          </table:table-cell>
          <table:table-cell table:style-name="ce3" table:formula="of:=MEDIAN([.J10:.J109])" office:value-type="float" office:value="170972" calcext:value-type="float">
            <text:p>170972</text:p>
          </table:table-cell>
          <table:table-cell table:style-name="ce3" office:value-type="string" calcext:value-type="string">
            <text:p>&lt;&lt; median</text:p>
          </table:table-cell>
          <table:table-cell office:value-type="float" office:value="3055080" calcext:value-type="float">
            <text:p>3055080</text:p>
          </table:table-cell>
          <table:table-cell office:value-type="float" office:value="3408270" calcext:value-type="float">
            <text:p>3408270</text:p>
          </table:table-cell>
          <table:table-cell table:formula="of:=[.N12]-[.M12]" office:value-type="float" office:value="353190" calcext:value-type="float">
            <text:p>353190</text:p>
          </table:table-cell>
          <table:table-cell table:style-name="ce3" table:formula="of:=MEDIAN([.O10:.O109])" office:value-type="float" office:value="178256" calcext:value-type="float">
            <text:p>178256</text:p>
          </table:table-cell>
          <table:table-cell table:style-name="ce3" office:value-type="string" calcext:value-type="string">
            <text:p>&lt;&lt; median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8631301" calcext:value-type="float">
            <text:p>8631301</text:p>
          </table:table-cell>
          <table:table-cell office:value-type="float" office:value="11667824" calcext:value-type="float">
            <text:p>11667824</text:p>
          </table:table-cell>
          <table:table-cell table:formula="of:=[.D13]-[.C13]" office:value-type="float" office:value="3036523" calcext:value-type="float">
            <text:p>3036523</text:p>
          </table:table-cell>
          <table:table-cell table:number-columns-repeated="2"/>
          <table:table-cell office:value-type="float" office:value="3365608" calcext:value-type="float">
            <text:p>3365608</text:p>
          </table:table-cell>
          <table:table-cell office:value-type="float" office:value="4879888" calcext:value-type="float">
            <text:p>4879888</text:p>
          </table:table-cell>
          <table:table-cell table:formula="of:=[.I13]-[.H13]" office:value-type="float" office:value="1514280" calcext:value-type="float">
            <text:p>1514280</text:p>
          </table:table-cell>
          <table:table-cell table:number-columns-repeated="2"/>
          <table:table-cell office:value-type="float" office:value="3076808" calcext:value-type="float">
            <text:p>3076808</text:p>
          </table:table-cell>
          <table:table-cell office:value-type="float" office:value="3280343" calcext:value-type="float">
            <text:p>3280343</text:p>
          </table:table-cell>
          <table:table-cell table:formula="of:=[.N13]-[.M13]" office:value-type="float" office:value="203535" calcext:value-type="float">
            <text:p>20353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23785" calcext:value-type="float">
            <text:p>8423785</text:p>
          </table:table-cell>
          <table:table-cell office:value-type="float" office:value="13259185" calcext:value-type="float">
            <text:p>13259185</text:p>
          </table:table-cell>
          <table:table-cell table:formula="of:=[.D14]-[.C14]" office:value-type="float" office:value="4835400" calcext:value-type="float">
            <text:p>4835400</text:p>
          </table:table-cell>
          <table:table-cell table:number-columns-repeated="2"/>
          <table:table-cell office:value-type="float" office:value="3398848" calcext:value-type="float">
            <text:p>3398848</text:p>
          </table:table-cell>
          <table:table-cell office:value-type="float" office:value="5085792" calcext:value-type="float">
            <text:p>5085792</text:p>
          </table:table-cell>
          <table:table-cell table:formula="of:=[.I14]-[.H14]" office:value-type="float" office:value="1686944" calcext:value-type="float">
            <text:p>1686944</text:p>
          </table:table-cell>
          <table:table-cell table:number-columns-repeated="2"/>
          <table:table-cell office:value-type="float" office:value="3031478" calcext:value-type="float">
            <text:p>3031478</text:p>
          </table:table-cell>
          <table:table-cell office:value-type="float" office:value="3209722" calcext:value-type="float">
            <text:p>3209722</text:p>
          </table:table-cell>
          <table:table-cell table:formula="of:=[.N14]-[.M14]" office:value-type="float" office:value="178244" calcext:value-type="float">
            <text:p>17824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715929" calcext:value-type="float">
            <text:p>8715929</text:p>
          </table:table-cell>
          <table:table-cell office:value-type="float" office:value="11966415" calcext:value-type="float">
            <text:p>11966415</text:p>
          </table:table-cell>
          <table:table-cell table:formula="of:=[.D15]-[.C15]" office:value-type="float" office:value="3250486" calcext:value-type="float">
            <text:p>3250486</text:p>
          </table:table-cell>
          <table:table-cell table:number-columns-repeated="2"/>
          <table:table-cell office:value-type="float" office:value="3512192" calcext:value-type="float">
            <text:p>3512192</text:p>
          </table:table-cell>
          <table:table-cell office:value-type="float" office:value="5159192" calcext:value-type="float">
            <text:p>5159192</text:p>
          </table:table-cell>
          <table:table-cell table:formula="of:=[.I15]-[.H15]" office:value-type="float" office:value="1647000" calcext:value-type="float">
            <text:p>1647000</text:p>
          </table:table-cell>
          <table:table-cell table:number-columns-repeated="2"/>
          <table:table-cell office:value-type="float" office:value="3032768" calcext:value-type="float">
            <text:p>3032768</text:p>
          </table:table-cell>
          <table:table-cell office:value-type="float" office:value="3281580" calcext:value-type="float">
            <text:p>3281580</text:p>
          </table:table-cell>
          <table:table-cell table:formula="of:=[.N15]-[.M15]" office:value-type="float" office:value="248812" calcext:value-type="float">
            <text:p>24881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3895864" calcext:value-type="float">
            <text:p>23895864</text:p>
          </table:table-cell>
          <table:table-cell office:value-type="float" office:value="12030192" calcext:value-type="float">
            <text:p>12030192</text:p>
          </table:table-cell>
          <table:table-cell table:formula="of:=[.D16]-[.C16]" office:value-type="float" office:value="-11865672" calcext:value-type="float">
            <text:p>-11865672</text:p>
          </table:table-cell>
          <table:table-cell table:number-columns-repeated="2"/>
          <table:table-cell office:value-type="float" office:value="3477336" calcext:value-type="float">
            <text:p>3477336</text:p>
          </table:table-cell>
          <table:table-cell office:value-type="float" office:value="4335856" calcext:value-type="float">
            <text:p>4335856</text:p>
          </table:table-cell>
          <table:table-cell table:formula="of:=[.I16]-[.H16]" office:value-type="float" office:value="858520" calcext:value-type="float">
            <text:p>858520</text:p>
          </table:table-cell>
          <table:table-cell table:number-columns-repeated="2"/>
          <table:table-cell office:value-type="float" office:value="3050415" calcext:value-type="float">
            <text:p>3050415</text:p>
          </table:table-cell>
          <table:table-cell office:value-type="float" office:value="3233040" calcext:value-type="float">
            <text:p>3233040</text:p>
          </table:table-cell>
          <table:table-cell table:formula="of:=[.N16]-[.M16]" office:value-type="float" office:value="182625" calcext:value-type="float">
            <text:p>18262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8371918" calcext:value-type="float">
            <text:p>38371918</text:p>
          </table:table-cell>
          <table:table-cell office:value-type="float" office:value="11994661" calcext:value-type="float">
            <text:p>11994661</text:p>
          </table:table-cell>
          <table:table-cell table:formula="of:=[.D17]-[.C17]" office:value-type="float" office:value="-26377257" calcext:value-type="float">
            <text:p>-26377257</text:p>
          </table:table-cell>
          <table:table-cell table:number-columns-repeated="2"/>
          <table:table-cell office:value-type="float" office:value="3425656" calcext:value-type="float">
            <text:p>3425656</text:p>
          </table:table-cell>
          <table:table-cell office:value-type="float" office:value="3852040" calcext:value-type="float">
            <text:p>3852040</text:p>
          </table:table-cell>
          <table:table-cell table:formula="of:=[.I17]-[.H17]" office:value-type="float" office:value="426384" calcext:value-type="float">
            <text:p>426384</text:p>
          </table:table-cell>
          <table:table-cell table:number-columns-repeated="2"/>
          <table:table-cell office:value-type="float" office:value="3031770" calcext:value-type="float">
            <text:p>3031770</text:p>
          </table:table-cell>
          <table:table-cell office:value-type="float" office:value="3263843" calcext:value-type="float">
            <text:p>3263843</text:p>
          </table:table-cell>
          <table:table-cell table:formula="of:=[.N17]-[.M17]" office:value-type="float" office:value="232073" calcext:value-type="float">
            <text:p>23207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07219" calcext:value-type="float">
            <text:p>8407219</text:p>
          </table:table-cell>
          <table:table-cell office:value-type="float" office:value="12042335" calcext:value-type="float">
            <text:p>12042335</text:p>
          </table:table-cell>
          <table:table-cell table:formula="of:=[.D18]-[.C18]" office:value-type="float" office:value="3635116" calcext:value-type="float">
            <text:p>3635116</text:p>
          </table:table-cell>
          <table:table-cell table:number-columns-repeated="2"/>
          <table:table-cell office:value-type="float" office:value="3480576" calcext:value-type="float">
            <text:p>3480576</text:p>
          </table:table-cell>
          <table:table-cell office:value-type="float" office:value="3765984" calcext:value-type="float">
            <text:p>3765984</text:p>
          </table:table-cell>
          <table:table-cell table:formula="of:=[.I18]-[.H18]" office:value-type="float" office:value="285408" calcext:value-type="float">
            <text:p>285408</text:p>
          </table:table-cell>
          <table:table-cell table:number-columns-repeated="2"/>
          <table:table-cell office:value-type="float" office:value="3056258" calcext:value-type="float">
            <text:p>3056258</text:p>
          </table:table-cell>
          <table:table-cell office:value-type="float" office:value="3209782" calcext:value-type="float">
            <text:p>3209782</text:p>
          </table:table-cell>
          <table:table-cell table:formula="of:=[.N18]-[.M18]" office:value-type="float" office:value="153524" calcext:value-type="float">
            <text:p>15352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589332" calcext:value-type="float">
            <text:p>8589332</text:p>
          </table:table-cell>
          <table:table-cell office:value-type="float" office:value="11772528" calcext:value-type="float">
            <text:p>11772528</text:p>
          </table:table-cell>
          <table:table-cell table:formula="of:=[.D19]-[.C19]" office:value-type="float" office:value="3183196" calcext:value-type="float">
            <text:p>3183196</text:p>
          </table:table-cell>
          <table:table-cell table:number-columns-repeated="2"/>
          <table:table-cell office:value-type="float" office:value="3422016" calcext:value-type="float">
            <text:p>3422016</text:p>
          </table:table-cell>
          <table:table-cell office:value-type="float" office:value="3794688" calcext:value-type="float">
            <text:p>3794688</text:p>
          </table:table-cell>
          <table:table-cell table:formula="of:=[.I19]-[.H19]" office:value-type="float" office:value="372672" calcext:value-type="float">
            <text:p>372672</text:p>
          </table:table-cell>
          <table:table-cell table:number-columns-repeated="2"/>
          <table:table-cell office:value-type="float" office:value="3035302" calcext:value-type="float">
            <text:p>3035302</text:p>
          </table:table-cell>
          <table:table-cell office:value-type="float" office:value="3207660" calcext:value-type="float">
            <text:p>3207660</text:p>
          </table:table-cell>
          <table:table-cell table:formula="of:=[.N19]-[.M19]" office:value-type="float" office:value="172358" calcext:value-type="float">
            <text:p>17235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359159" calcext:value-type="float">
            <text:p>8359159</text:p>
          </table:table-cell>
          <table:table-cell office:value-type="float" office:value="12099323" calcext:value-type="float">
            <text:p>12099323</text:p>
          </table:table-cell>
          <table:table-cell table:formula="of:=[.D20]-[.C20]" office:value-type="float" office:value="3740164" calcext:value-type="float">
            <text:p>3740164</text:p>
          </table:table-cell>
          <table:table-cell table:number-columns-repeated="2"/>
          <table:table-cell office:value-type="float" office:value="3759800" calcext:value-type="float">
            <text:p>3759800</text:p>
          </table:table-cell>
          <table:table-cell office:value-type="float" office:value="3718344" calcext:value-type="float">
            <text:p>3718344</text:p>
          </table:table-cell>
          <table:table-cell table:formula="of:=[.I20]-[.H20]" office:value-type="float" office:value="-41456" calcext:value-type="float">
            <text:p>-41456</text:p>
          </table:table-cell>
          <table:table-cell table:number-columns-repeated="2"/>
          <table:table-cell office:value-type="float" office:value="3031545" calcext:value-type="float">
            <text:p>3031545</text:p>
          </table:table-cell>
          <table:table-cell office:value-type="float" office:value="3230063" calcext:value-type="float">
            <text:p>3230063</text:p>
          </table:table-cell>
          <table:table-cell table:formula="of:=[.N20]-[.M20]" office:value-type="float" office:value="198518" calcext:value-type="float">
            <text:p>19851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759497" calcext:value-type="float">
            <text:p>9759497</text:p>
          </table:table-cell>
          <table:table-cell office:value-type="float" office:value="11630947" calcext:value-type="float">
            <text:p>11630947</text:p>
          </table:table-cell>
          <table:table-cell table:formula="of:=[.D21]-[.C21]" office:value-type="float" office:value="1871450" calcext:value-type="float">
            <text:p>1871450</text:p>
          </table:table-cell>
          <table:table-cell table:number-columns-repeated="2"/>
          <table:table-cell office:value-type="float" office:value="3830696" calcext:value-type="float">
            <text:p>3830696</text:p>
          </table:table-cell>
          <table:table-cell office:value-type="float" office:value="3822776" calcext:value-type="float">
            <text:p>3822776</text:p>
          </table:table-cell>
          <table:table-cell table:formula="of:=[.I21]-[.H21]" office:value-type="float" office:value="-7920" calcext:value-type="float">
            <text:p>-7920</text:p>
          </table:table-cell>
          <table:table-cell table:number-columns-repeated="2"/>
          <table:table-cell office:value-type="float" office:value="3062077" calcext:value-type="float">
            <text:p>3062077</text:p>
          </table:table-cell>
          <table:table-cell office:value-type="float" office:value="3209513" calcext:value-type="float">
            <text:p>3209513</text:p>
          </table:table-cell>
          <table:table-cell table:formula="of:=[.N21]-[.M21]" office:value-type="float" office:value="147436" calcext:value-type="float">
            <text:p>14743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759240" calcext:value-type="float">
            <text:p>8759240</text:p>
          </table:table-cell>
          <table:table-cell office:value-type="float" office:value="12038046" calcext:value-type="float">
            <text:p>12038046</text:p>
          </table:table-cell>
          <table:table-cell table:formula="of:=[.D22]-[.C22]" office:value-type="float" office:value="3278806" calcext:value-type="float">
            <text:p>3278806</text:p>
          </table:table-cell>
          <table:table-cell table:number-columns-repeated="2"/>
          <table:table-cell office:value-type="float" office:value="3789264" calcext:value-type="float">
            <text:p>3789264</text:p>
          </table:table-cell>
          <table:table-cell office:value-type="float" office:value="3962768" calcext:value-type="float">
            <text:p>3962768</text:p>
          </table:table-cell>
          <table:table-cell table:formula="of:=[.I22]-[.H22]" office:value-type="float" office:value="173504" calcext:value-type="float">
            <text:p>173504</text:p>
          </table:table-cell>
          <table:table-cell table:number-columns-repeated="2"/>
          <table:table-cell office:value-type="float" office:value="3030967" calcext:value-type="float">
            <text:p>3030967</text:p>
          </table:table-cell>
          <table:table-cell office:value-type="float" office:value="3232980" calcext:value-type="float">
            <text:p>3232980</text:p>
          </table:table-cell>
          <table:table-cell table:formula="of:=[.N22]-[.M22]" office:value-type="float" office:value="202013" calcext:value-type="float">
            <text:p>20201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619851" calcext:value-type="float">
            <text:p>10619851</text:p>
          </table:table-cell>
          <table:table-cell office:value-type="float" office:value="12227447" calcext:value-type="float">
            <text:p>12227447</text:p>
          </table:table-cell>
          <table:table-cell table:formula="of:=[.D23]-[.C23]" office:value-type="float" office:value="1607596" calcext:value-type="float">
            <text:p>1607596</text:p>
          </table:table-cell>
          <table:table-cell table:number-columns-repeated="2"/>
          <table:table-cell office:value-type="float" office:value="3930440" calcext:value-type="float">
            <text:p>3930440</text:p>
          </table:table-cell>
          <table:table-cell office:value-type="float" office:value="3598328" calcext:value-type="float">
            <text:p>3598328</text:p>
          </table:table-cell>
          <table:table-cell table:formula="of:=[.I23]-[.H23]" office:value-type="float" office:value="-332112" calcext:value-type="float">
            <text:p>-332112</text:p>
          </table:table-cell>
          <table:table-cell table:number-columns-repeated="2"/>
          <table:table-cell office:value-type="float" office:value="3077565" calcext:value-type="float">
            <text:p>3077565</text:p>
          </table:table-cell>
          <table:table-cell office:value-type="float" office:value="3406838" calcext:value-type="float">
            <text:p>3406838</text:p>
          </table:table-cell>
          <table:table-cell table:formula="of:=[.N23]-[.M23]" office:value-type="float" office:value="329273" calcext:value-type="float">
            <text:p>32927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3159706" calcext:value-type="float">
            <text:p>13159706</text:p>
          </table:table-cell>
          <table:table-cell office:value-type="float" office:value="11805159" calcext:value-type="float">
            <text:p>11805159</text:p>
          </table:table-cell>
          <table:table-cell table:formula="of:=[.D24]-[.C24]" office:value-type="float" office:value="-1354547" calcext:value-type="float">
            <text:p>-1354547</text:p>
          </table:table-cell>
          <table:table-cell table:number-columns-repeated="2"/>
          <table:table-cell office:value-type="float" office:value="4011488" calcext:value-type="float">
            <text:p>4011488</text:p>
          </table:table-cell>
          <table:table-cell office:value-type="float" office:value="3811384" calcext:value-type="float">
            <text:p>3811384</text:p>
          </table:table-cell>
          <table:table-cell table:formula="of:=[.I24]-[.H24]" office:value-type="float" office:value="-200104" calcext:value-type="float">
            <text:p>-200104</text:p>
          </table:table-cell>
          <table:table-cell table:number-columns-repeated="2"/>
          <table:table-cell office:value-type="float" office:value="3051165" calcext:value-type="float">
            <text:p>3051165</text:p>
          </table:table-cell>
          <table:table-cell office:value-type="float" office:value="3416640" calcext:value-type="float">
            <text:p>3416640</text:p>
          </table:table-cell>
          <table:table-cell table:formula="of:=[.N24]-[.M24]" office:value-type="float" office:value="365475" calcext:value-type="float">
            <text:p>36547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649477" calcext:value-type="float">
            <text:p>8649477</text:p>
          </table:table-cell>
          <table:table-cell office:value-type="float" office:value="11658855" calcext:value-type="float">
            <text:p>11658855</text:p>
          </table:table-cell>
          <table:table-cell table:formula="of:=[.D25]-[.C25]" office:value-type="float" office:value="3009378" calcext:value-type="float">
            <text:p>3009378</text:p>
          </table:table-cell>
          <table:table-cell table:number-columns-repeated="2"/>
          <table:table-cell office:value-type="float" office:value="3645344" calcext:value-type="float">
            <text:p>3645344</text:p>
          </table:table-cell>
          <table:table-cell office:value-type="float" office:value="3800976" calcext:value-type="float">
            <text:p>3800976</text:p>
          </table:table-cell>
          <table:table-cell table:formula="of:=[.I25]-[.H25]" office:value-type="float" office:value="155632" calcext:value-type="float">
            <text:p>155632</text:p>
          </table:table-cell>
          <table:table-cell table:number-columns-repeated="2"/>
          <table:table-cell office:value-type="float" office:value="3031050" calcext:value-type="float">
            <text:p>3031050</text:p>
          </table:table-cell>
          <table:table-cell office:value-type="float" office:value="3436935" calcext:value-type="float">
            <text:p>3436935</text:p>
          </table:table-cell>
          <table:table-cell table:formula="of:=[.N25]-[.M25]" office:value-type="float" office:value="405885" calcext:value-type="float">
            <text:p>40588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688576" calcext:value-type="float">
            <text:p>8688576</text:p>
          </table:table-cell>
          <table:table-cell office:value-type="float" office:value="11698061" calcext:value-type="float">
            <text:p>11698061</text:p>
          </table:table-cell>
          <table:table-cell table:formula="of:=[.D26]-[.C26]" office:value-type="float" office:value="3009485" calcext:value-type="float">
            <text:p>3009485</text:p>
          </table:table-cell>
          <table:table-cell table:number-columns-repeated="2"/>
          <table:table-cell office:value-type="float" office:value="3787184" calcext:value-type="float">
            <text:p>3787184</text:p>
          </table:table-cell>
          <table:table-cell office:value-type="float" office:value="3595416" calcext:value-type="float">
            <text:p>3595416</text:p>
          </table:table-cell>
          <table:table-cell table:formula="of:=[.I26]-[.H26]" office:value-type="float" office:value="-191768" calcext:value-type="float">
            <text:p>-191768</text:p>
          </table:table-cell>
          <table:table-cell table:number-columns-repeated="2"/>
          <table:table-cell office:value-type="float" office:value="3052777" calcext:value-type="float">
            <text:p>3052777</text:p>
          </table:table-cell>
          <table:table-cell office:value-type="float" office:value="3208553" calcext:value-type="float">
            <text:p>3208553</text:p>
          </table:table-cell>
          <table:table-cell table:formula="of:=[.N26]-[.M26]" office:value-type="float" office:value="155776" calcext:value-type="float">
            <text:p>15577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806292" calcext:value-type="float">
            <text:p>8806292</text:p>
          </table:table-cell>
          <table:table-cell office:value-type="float" office:value="11984603" calcext:value-type="float">
            <text:p>11984603</text:p>
          </table:table-cell>
          <table:table-cell table:formula="of:=[.D27]-[.C27]" office:value-type="float" office:value="3178311" calcext:value-type="float">
            <text:p>3178311</text:p>
          </table:table-cell>
          <table:table-cell table:number-columns-repeated="2"/>
          <table:table-cell office:value-type="float" office:value="3705224" calcext:value-type="float">
            <text:p>3705224</text:p>
          </table:table-cell>
          <table:table-cell office:value-type="float" office:value="3717496" calcext:value-type="float">
            <text:p>3717496</text:p>
          </table:table-cell>
          <table:table-cell table:formula="of:=[.I27]-[.H27]" office:value-type="float" office:value="12272" calcext:value-type="float">
            <text:p>12272</text:p>
          </table:table-cell>
          <table:table-cell table:number-columns-repeated="2"/>
          <table:table-cell office:value-type="float" office:value="3061687" calcext:value-type="float">
            <text:p>3061687</text:p>
          </table:table-cell>
          <table:table-cell office:value-type="float" office:value="3248655" calcext:value-type="float">
            <text:p>3248655</text:p>
          </table:table-cell>
          <table:table-cell table:formula="of:=[.N27]-[.M27]" office:value-type="float" office:value="186968" calcext:value-type="float">
            <text:p>18696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659968" calcext:value-type="float">
            <text:p>8659968</text:p>
          </table:table-cell>
          <table:table-cell office:value-type="float" office:value="12356152" calcext:value-type="float">
            <text:p>12356152</text:p>
          </table:table-cell>
          <table:table-cell table:formula="of:=[.D28]-[.C28]" office:value-type="float" office:value="3696184" calcext:value-type="float">
            <text:p>3696184</text:p>
          </table:table-cell>
          <table:table-cell table:number-columns-repeated="2"/>
          <table:table-cell office:value-type="float" office:value="3852016" calcext:value-type="float">
            <text:p>3852016</text:p>
          </table:table-cell>
          <table:table-cell office:value-type="float" office:value="3748624" calcext:value-type="float">
            <text:p>3748624</text:p>
          </table:table-cell>
          <table:table-cell table:formula="of:=[.I28]-[.H28]" office:value-type="float" office:value="-103392" calcext:value-type="float">
            <text:p>-103392</text:p>
          </table:table-cell>
          <table:table-cell table:number-columns-repeated="2"/>
          <table:table-cell office:value-type="float" office:value="3034657" calcext:value-type="float">
            <text:p>3034657</text:p>
          </table:table-cell>
          <table:table-cell office:value-type="float" office:value="3210015" calcext:value-type="float">
            <text:p>3210015</text:p>
          </table:table-cell>
          <table:table-cell table:formula="of:=[.N28]-[.M28]" office:value-type="float" office:value="175358" calcext:value-type="float">
            <text:p>17535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842761" calcext:value-type="float">
            <text:p>8842761</text:p>
          </table:table-cell>
          <table:table-cell office:value-type="float" office:value="12360553" calcext:value-type="float">
            <text:p>12360553</text:p>
          </table:table-cell>
          <table:table-cell table:formula="of:=[.D29]-[.C29]" office:value-type="float" office:value="3517792" calcext:value-type="float">
            <text:p>3517792</text:p>
          </table:table-cell>
          <table:table-cell table:number-columns-repeated="2"/>
          <table:table-cell office:value-type="float" office:value="4295712" calcext:value-type="float">
            <text:p>4295712</text:p>
          </table:table-cell>
          <table:table-cell office:value-type="float" office:value="3600048" calcext:value-type="float">
            <text:p>3600048</text:p>
          </table:table-cell>
          <table:table-cell table:formula="of:=[.I29]-[.H29]" office:value-type="float" office:value="-695664" calcext:value-type="float">
            <text:p>-695664</text:p>
          </table:table-cell>
          <table:table-cell table:number-columns-repeated="2"/>
          <table:table-cell office:value-type="float" office:value="3366173" calcext:value-type="float">
            <text:p>3366173</text:p>
          </table:table-cell>
          <table:table-cell office:value-type="float" office:value="3209423" calcext:value-type="float">
            <text:p>3209423</text:p>
          </table:table-cell>
          <table:table-cell table:formula="of:=[.N29]-[.M29]" office:value-type="float" office:value="-156750" calcext:value-type="float">
            <text:p>-15675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922343" calcext:value-type="float">
            <text:p>8922343</text:p>
          </table:table-cell>
          <table:table-cell office:value-type="float" office:value="12222312" calcext:value-type="float">
            <text:p>12222312</text:p>
          </table:table-cell>
          <table:table-cell table:formula="of:=[.D30]-[.C30]" office:value-type="float" office:value="3299969" calcext:value-type="float">
            <text:p>3299969</text:p>
          </table:table-cell>
          <table:table-cell table:number-columns-repeated="2"/>
          <table:table-cell office:value-type="float" office:value="3866944" calcext:value-type="float">
            <text:p>3866944</text:p>
          </table:table-cell>
          <table:table-cell office:value-type="float" office:value="3530880" calcext:value-type="float">
            <text:p>3530880</text:p>
          </table:table-cell>
          <table:table-cell table:formula="of:=[.I30]-[.H30]" office:value-type="float" office:value="-336064" calcext:value-type="float">
            <text:p>-336064</text:p>
          </table:table-cell>
          <table:table-cell table:number-columns-repeated="2"/>
          <table:table-cell office:value-type="float" office:value="3032280" calcext:value-type="float">
            <text:p>3032280</text:p>
          </table:table-cell>
          <table:table-cell office:value-type="float" office:value="3230130" calcext:value-type="float">
            <text:p>3230130</text:p>
          </table:table-cell>
          <table:table-cell table:formula="of:=[.N30]-[.M30]" office:value-type="float" office:value="197850" calcext:value-type="float">
            <text:p>19785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747444" calcext:value-type="float">
            <text:p>8747444</text:p>
          </table:table-cell>
          <table:table-cell office:value-type="float" office:value="11855765" calcext:value-type="float">
            <text:p>11855765</text:p>
          </table:table-cell>
          <table:table-cell table:formula="of:=[.D31]-[.C31]" office:value-type="float" office:value="3108321" calcext:value-type="float">
            <text:p>3108321</text:p>
          </table:table-cell>
          <table:table-cell table:number-columns-repeated="2"/>
          <table:table-cell office:value-type="float" office:value="3651712" calcext:value-type="float">
            <text:p>3651712</text:p>
          </table:table-cell>
          <table:table-cell office:value-type="float" office:value="4241016" calcext:value-type="float">
            <text:p>4241016</text:p>
          </table:table-cell>
          <table:table-cell table:formula="of:=[.I31]-[.H31]" office:value-type="float" office:value="589304" calcext:value-type="float">
            <text:p>589304</text:p>
          </table:table-cell>
          <table:table-cell table:number-columns-repeated="2"/>
          <table:table-cell office:value-type="float" office:value="3074445" calcext:value-type="float">
            <text:p>3074445</text:p>
          </table:table-cell>
          <table:table-cell office:value-type="float" office:value="3237308" calcext:value-type="float">
            <text:p>3237308</text:p>
          </table:table-cell>
          <table:table-cell table:formula="of:=[.N31]-[.M31]" office:value-type="float" office:value="162863" calcext:value-type="float">
            <text:p>16286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562245" calcext:value-type="float">
            <text:p>8562245</text:p>
          </table:table-cell>
          <table:table-cell office:value-type="float" office:value="11855246" calcext:value-type="float">
            <text:p>11855246</text:p>
          </table:table-cell>
          <table:table-cell table:formula="of:=[.D32]-[.C32]" office:value-type="float" office:value="3293001" calcext:value-type="float">
            <text:p>3293001</text:p>
          </table:table-cell>
          <table:table-cell table:number-columns-repeated="2"/>
          <table:table-cell office:value-type="float" office:value="3380856" calcext:value-type="float">
            <text:p>3380856</text:p>
          </table:table-cell>
          <table:table-cell office:value-type="float" office:value="3850696" calcext:value-type="float">
            <text:p>3850696</text:p>
          </table:table-cell>
          <table:table-cell table:formula="of:=[.I32]-[.H32]" office:value-type="float" office:value="469840" calcext:value-type="float">
            <text:p>469840</text:p>
          </table:table-cell>
          <table:table-cell table:number-columns-repeated="2"/>
          <table:table-cell office:value-type="float" office:value="3032610" calcext:value-type="float">
            <text:p>3032610</text:p>
          </table:table-cell>
          <table:table-cell office:value-type="float" office:value="3247710" calcext:value-type="float">
            <text:p>3247710</text:p>
          </table:table-cell>
          <table:table-cell table:formula="of:=[.N32]-[.M32]" office:value-type="float" office:value="215100" calcext:value-type="float">
            <text:p>2151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757280" calcext:value-type="float">
            <text:p>8757280</text:p>
          </table:table-cell>
          <table:table-cell office:value-type="float" office:value="11837905" calcext:value-type="float">
            <text:p>11837905</text:p>
          </table:table-cell>
          <table:table-cell table:formula="of:=[.D33]-[.C33]" office:value-type="float" office:value="3080625" calcext:value-type="float">
            <text:p>3080625</text:p>
          </table:table-cell>
          <table:table-cell table:number-columns-repeated="2"/>
          <table:table-cell office:value-type="float" office:value="3513848" calcext:value-type="float">
            <text:p>3513848</text:p>
          </table:table-cell>
          <table:table-cell office:value-type="float" office:value="3711328" calcext:value-type="float">
            <text:p>3711328</text:p>
          </table:table-cell>
          <table:table-cell table:formula="of:=[.I33]-[.H33]" office:value-type="float" office:value="197480" calcext:value-type="float">
            <text:p>197480</text:p>
          </table:table-cell>
          <table:table-cell table:number-columns-repeated="2"/>
          <table:table-cell office:value-type="float" office:value="3031485" calcext:value-type="float">
            <text:p>3031485</text:p>
          </table:table-cell>
          <table:table-cell office:value-type="float" office:value="3209933" calcext:value-type="float">
            <text:p>3209933</text:p>
          </table:table-cell>
          <table:table-cell table:formula="of:=[.N33]-[.M33]" office:value-type="float" office:value="178448" calcext:value-type="float">
            <text:p>17844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976584" calcext:value-type="float">
            <text:p>8976584</text:p>
          </table:table-cell>
          <table:table-cell office:value-type="float" office:value="11658910" calcext:value-type="float">
            <text:p>11658910</text:p>
          </table:table-cell>
          <table:table-cell table:formula="of:=[.D34]-[.C34]" office:value-type="float" office:value="2682326" calcext:value-type="float">
            <text:p>2682326</text:p>
          </table:table-cell>
          <table:table-cell table:number-columns-repeated="2"/>
          <table:table-cell office:value-type="float" office:value="3367320" calcext:value-type="float">
            <text:p>3367320</text:p>
          </table:table-cell>
          <table:table-cell office:value-type="float" office:value="3691920" calcext:value-type="float">
            <text:p>3691920</text:p>
          </table:table-cell>
          <table:table-cell table:formula="of:=[.I34]-[.H34]" office:value-type="float" office:value="324600" calcext:value-type="float">
            <text:p>324600</text:p>
          </table:table-cell>
          <table:table-cell table:number-columns-repeated="2"/>
          <table:table-cell office:value-type="float" office:value="3086145" calcext:value-type="float">
            <text:p>3086145</text:p>
          </table:table-cell>
          <table:table-cell office:value-type="float" office:value="3684315" calcext:value-type="float">
            <text:p>3684315</text:p>
          </table:table-cell>
          <table:table-cell table:formula="of:=[.N34]-[.M34]" office:value-type="float" office:value="598170" calcext:value-type="float">
            <text:p>59817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879630" calcext:value-type="float">
            <text:p>8879630</text:p>
          </table:table-cell>
          <table:table-cell office:value-type="float" office:value="13728239" calcext:value-type="float">
            <text:p>13728239</text:p>
          </table:table-cell>
          <table:table-cell table:formula="of:=[.D35]-[.C35]" office:value-type="float" office:value="4848609" calcext:value-type="float">
            <text:p>4848609</text:p>
          </table:table-cell>
          <table:table-cell table:number-columns-repeated="2"/>
          <table:table-cell office:value-type="float" office:value="3395208" calcext:value-type="float">
            <text:p>3395208</text:p>
          </table:table-cell>
          <table:table-cell office:value-type="float" office:value="3604880" calcext:value-type="float">
            <text:p>3604880</text:p>
          </table:table-cell>
          <table:table-cell table:formula="of:=[.I35]-[.H35]" office:value-type="float" office:value="209672" calcext:value-type="float">
            <text:p>209672</text:p>
          </table:table-cell>
          <table:table-cell table:number-columns-repeated="2"/>
          <table:table-cell office:value-type="float" office:value="3030667" calcext:value-type="float">
            <text:p>3030667</text:p>
          </table:table-cell>
          <table:table-cell office:value-type="float" office:value="3209243" calcext:value-type="float">
            <text:p>3209243</text:p>
          </table:table-cell>
          <table:table-cell table:formula="of:=[.N35]-[.M35]" office:value-type="float" office:value="178576" calcext:value-type="float">
            <text:p>17857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889541" calcext:value-type="float">
            <text:p>8889541</text:p>
          </table:table-cell>
          <table:table-cell office:value-type="float" office:value="13977411" calcext:value-type="float">
            <text:p>13977411</text:p>
          </table:table-cell>
          <table:table-cell table:formula="of:=[.D36]-[.C36]" office:value-type="float" office:value="5087870" calcext:value-type="float">
            <text:p>5087870</text:p>
          </table:table-cell>
          <table:table-cell table:number-columns-repeated="2"/>
          <table:table-cell office:value-type="float" office:value="3580912" calcext:value-type="float">
            <text:p>3580912</text:p>
          </table:table-cell>
          <table:table-cell office:value-type="float" office:value="3619600" calcext:value-type="float">
            <text:p>3619600</text:p>
          </table:table-cell>
          <table:table-cell table:formula="of:=[.I36]-[.H36]" office:value-type="float" office:value="38688" calcext:value-type="float">
            <text:p>38688</text:p>
          </table:table-cell>
          <table:table-cell table:number-columns-repeated="2"/>
          <table:table-cell office:value-type="float" office:value="3057555" calcext:value-type="float">
            <text:p>3057555</text:p>
          </table:table-cell>
          <table:table-cell office:value-type="float" office:value="3208410" calcext:value-type="float">
            <text:p>3208410</text:p>
          </table:table-cell>
          <table:table-cell table:formula="of:=[.N36]-[.M36]" office:value-type="float" office:value="150855" calcext:value-type="float">
            <text:p>15085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330329" calcext:value-type="float">
            <text:p>8330329</text:p>
          </table:table-cell>
          <table:table-cell office:value-type="float" office:value="11783204" calcext:value-type="float">
            <text:p>11783204</text:p>
          </table:table-cell>
          <table:table-cell table:formula="of:=[.D37]-[.C37]" office:value-type="float" office:value="3452875" calcext:value-type="float">
            <text:p>3452875</text:p>
          </table:table-cell>
          <table:table-cell table:number-columns-repeated="2"/>
          <table:table-cell office:value-type="float" office:value="3404112" calcext:value-type="float">
            <text:p>3404112</text:p>
          </table:table-cell>
          <table:table-cell office:value-type="float" office:value="3701816" calcext:value-type="float">
            <text:p>3701816</text:p>
          </table:table-cell>
          <table:table-cell table:formula="of:=[.I37]-[.H37]" office:value-type="float" office:value="297704" calcext:value-type="float">
            <text:p>297704</text:p>
          </table:table-cell>
          <table:table-cell table:number-columns-repeated="2"/>
          <table:table-cell office:value-type="float" office:value="3231367" calcext:value-type="float">
            <text:p>3231367</text:p>
          </table:table-cell>
          <table:table-cell office:value-type="float" office:value="3244778" calcext:value-type="float">
            <text:p>3244778</text:p>
          </table:table-cell>
          <table:table-cell table:formula="of:=[.N37]-[.M37]" office:value-type="float" office:value="13411" calcext:value-type="float">
            <text:p>1341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521221" calcext:value-type="float">
            <text:p>8521221</text:p>
          </table:table-cell>
          <table:table-cell office:value-type="float" office:value="11901385" calcext:value-type="float">
            <text:p>11901385</text:p>
          </table:table-cell>
          <table:table-cell table:formula="of:=[.D38]-[.C38]" office:value-type="float" office:value="3380164" calcext:value-type="float">
            <text:p>3380164</text:p>
          </table:table-cell>
          <table:table-cell table:number-columns-repeated="2"/>
          <table:table-cell office:value-type="float" office:value="3512288" calcext:value-type="float">
            <text:p>3512288</text:p>
          </table:table-cell>
          <table:table-cell office:value-type="float" office:value="3869928" calcext:value-type="float">
            <text:p>3869928</text:p>
          </table:table-cell>
          <table:table-cell table:formula="of:=[.I38]-[.H38]" office:value-type="float" office:value="357640" calcext:value-type="float">
            <text:p>357640</text:p>
          </table:table-cell>
          <table:table-cell table:number-columns-repeated="2"/>
          <table:table-cell office:value-type="float" office:value="3030908" calcext:value-type="float">
            <text:p>3030908</text:p>
          </table:table-cell>
          <table:table-cell office:value-type="float" office:value="3210330" calcext:value-type="float">
            <text:p>3210330</text:p>
          </table:table-cell>
          <table:table-cell table:formula="of:=[.N38]-[.M38]" office:value-type="float" office:value="179422" calcext:value-type="float">
            <text:p>17942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815274" calcext:value-type="float">
            <text:p>8815274</text:p>
          </table:table-cell>
          <table:table-cell office:value-type="float" office:value="11657505" calcext:value-type="float">
            <text:p>11657505</text:p>
          </table:table-cell>
          <table:table-cell table:formula="of:=[.D39]-[.C39]" office:value-type="float" office:value="2842231" calcext:value-type="float">
            <text:p>2842231</text:p>
          </table:table-cell>
          <table:table-cell table:number-columns-repeated="2"/>
          <table:table-cell office:value-type="float" office:value="4011744" calcext:value-type="float">
            <text:p>4011744</text:p>
          </table:table-cell>
          <table:table-cell office:value-type="float" office:value="3881048" calcext:value-type="float">
            <text:p>3881048</text:p>
          </table:table-cell>
          <table:table-cell table:formula="of:=[.I39]-[.H39]" office:value-type="float" office:value="-130696" calcext:value-type="float">
            <text:p>-130696</text:p>
          </table:table-cell>
          <table:table-cell table:number-columns-repeated="2"/>
          <table:table-cell office:value-type="float" office:value="3065917" calcext:value-type="float">
            <text:p>3065917</text:p>
          </table:table-cell>
          <table:table-cell office:value-type="float" office:value="3322860" calcext:value-type="float">
            <text:p>3322860</text:p>
          </table:table-cell>
          <table:table-cell table:formula="of:=[.N39]-[.M39]" office:value-type="float" office:value="256943" calcext:value-type="float">
            <text:p>25694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273677" calcext:value-type="float">
            <text:p>8273677</text:p>
          </table:table-cell>
          <table:table-cell office:value-type="float" office:value="11956751" calcext:value-type="float">
            <text:p>11956751</text:p>
          </table:table-cell>
          <table:table-cell table:formula="of:=[.D40]-[.C40]" office:value-type="float" office:value="3683074" calcext:value-type="float">
            <text:p>3683074</text:p>
          </table:table-cell>
          <table:table-cell table:number-columns-repeated="2"/>
          <table:table-cell office:value-type="float" office:value="3912400" calcext:value-type="float">
            <text:p>3912400</text:p>
          </table:table-cell>
          <table:table-cell office:value-type="float" office:value="3585736" calcext:value-type="float">
            <text:p>3585736</text:p>
          </table:table-cell>
          <table:table-cell table:formula="of:=[.I40]-[.H40]" office:value-type="float" office:value="-326664" calcext:value-type="float">
            <text:p>-326664</text:p>
          </table:table-cell>
          <table:table-cell table:number-columns-repeated="2"/>
          <table:table-cell office:value-type="float" office:value="3032242" calcext:value-type="float">
            <text:p>3032242</text:p>
          </table:table-cell>
          <table:table-cell office:value-type="float" office:value="3229313" calcext:value-type="float">
            <text:p>3229313</text:p>
          </table:table-cell>
          <table:table-cell table:formula="of:=[.N40]-[.M40]" office:value-type="float" office:value="197071" calcext:value-type="float">
            <text:p>19707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516853" calcext:value-type="float">
            <text:p>8516853</text:p>
          </table:table-cell>
          <table:table-cell office:value-type="float" office:value="12234391" calcext:value-type="float">
            <text:p>12234391</text:p>
          </table:table-cell>
          <table:table-cell table:formula="of:=[.D41]-[.C41]" office:value-type="float" office:value="3717538" calcext:value-type="float">
            <text:p>3717538</text:p>
          </table:table-cell>
          <table:table-cell table:number-columns-repeated="2"/>
          <table:table-cell office:value-type="float" office:value="3575992" calcext:value-type="float">
            <text:p>3575992</text:p>
          </table:table-cell>
          <table:table-cell office:value-type="float" office:value="3690400" calcext:value-type="float">
            <text:p>3690400</text:p>
          </table:table-cell>
          <table:table-cell table:formula="of:=[.I41]-[.H41]" office:value-type="float" office:value="114408" calcext:value-type="float">
            <text:p>114408</text:p>
          </table:table-cell>
          <table:table-cell table:number-columns-repeated="2"/>
          <table:table-cell office:value-type="float" office:value="3031087" calcext:value-type="float">
            <text:p>3031087</text:p>
          </table:table-cell>
          <table:table-cell office:value-type="float" office:value="3243698" calcext:value-type="float">
            <text:p>3243698</text:p>
          </table:table-cell>
          <table:table-cell table:formula="of:=[.N41]-[.M41]" office:value-type="float" office:value="212611" calcext:value-type="float">
            <text:p>21261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370589" calcext:value-type="float">
            <text:p>8370589</text:p>
          </table:table-cell>
          <table:table-cell office:value-type="float" office:value="11727323" calcext:value-type="float">
            <text:p>11727323</text:p>
          </table:table-cell>
          <table:table-cell table:formula="of:=[.D42]-[.C42]" office:value-type="float" office:value="3356734" calcext:value-type="float">
            <text:p>3356734</text:p>
          </table:table-cell>
          <table:table-cell table:number-columns-repeated="2"/>
          <table:table-cell office:value-type="float" office:value="3442032" calcext:value-type="float">
            <text:p>3442032</text:p>
          </table:table-cell>
          <table:table-cell office:value-type="float" office:value="3738792" calcext:value-type="float">
            <text:p>3738792</text:p>
          </table:table-cell>
          <table:table-cell table:formula="of:=[.I42]-[.H42]" office:value-type="float" office:value="296760" calcext:value-type="float">
            <text:p>296760</text:p>
          </table:table-cell>
          <table:table-cell table:number-columns-repeated="2"/>
          <table:table-cell office:value-type="float" office:value="3076050" calcext:value-type="float">
            <text:p>3076050</text:p>
          </table:table-cell>
          <table:table-cell office:value-type="float" office:value="3271193" calcext:value-type="float">
            <text:p>3271193</text:p>
          </table:table-cell>
          <table:table-cell table:formula="of:=[.N42]-[.M42]" office:value-type="float" office:value="195143" calcext:value-type="float">
            <text:p>19514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290099" calcext:value-type="float">
            <text:p>9290099</text:p>
          </table:table-cell>
          <table:table-cell office:value-type="float" office:value="11913964" calcext:value-type="float">
            <text:p>11913964</text:p>
          </table:table-cell>
          <table:table-cell table:formula="of:=[.D43]-[.C43]" office:value-type="float" office:value="2623865" calcext:value-type="float">
            <text:p>2623865</text:p>
          </table:table-cell>
          <table:table-cell table:number-columns-repeated="2"/>
          <table:table-cell office:value-type="float" office:value="3365616" calcext:value-type="float">
            <text:p>3365616</text:p>
          </table:table-cell>
          <table:table-cell office:value-type="float" office:value="3657784" calcext:value-type="float">
            <text:p>3657784</text:p>
          </table:table-cell>
          <table:table-cell table:formula="of:=[.I43]-[.H43]" office:value-type="float" office:value="292168" calcext:value-type="float">
            <text:p>292168</text:p>
          </table:table-cell>
          <table:table-cell table:number-columns-repeated="2"/>
          <table:table-cell office:value-type="float" office:value="3032415" calcext:value-type="float">
            <text:p>3032415</text:p>
          </table:table-cell>
          <table:table-cell office:value-type="float" office:value="3209115" calcext:value-type="float">
            <text:p>3209115</text:p>
          </table:table-cell>
          <table:table-cell table:formula="of:=[.N43]-[.M43]" office:value-type="float" office:value="176700" calcext:value-type="float">
            <text:p>1767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628727" calcext:value-type="float">
            <text:p>8628727</text:p>
          </table:table-cell>
          <table:table-cell office:value-type="float" office:value="11678151" calcext:value-type="float">
            <text:p>11678151</text:p>
          </table:table-cell>
          <table:table-cell table:formula="of:=[.D44]-[.C44]" office:value-type="float" office:value="3049424" calcext:value-type="float">
            <text:p>3049424</text:p>
          </table:table-cell>
          <table:table-cell table:number-columns-repeated="2"/>
          <table:table-cell office:value-type="float" office:value="3608760" calcext:value-type="float">
            <text:p>3608760</text:p>
          </table:table-cell>
          <table:table-cell office:value-type="float" office:value="3534608" calcext:value-type="float">
            <text:p>3534608</text:p>
          </table:table-cell>
          <table:table-cell table:formula="of:=[.I44]-[.H44]" office:value-type="float" office:value="-74152" calcext:value-type="float">
            <text:p>-74152</text:p>
          </table:table-cell>
          <table:table-cell table:number-columns-repeated="2"/>
          <table:table-cell office:value-type="float" office:value="3049470" calcext:value-type="float">
            <text:p>3049470</text:p>
          </table:table-cell>
          <table:table-cell office:value-type="float" office:value="3259020" calcext:value-type="float">
            <text:p>3259020</text:p>
          </table:table-cell>
          <table:table-cell table:formula="of:=[.N44]-[.M44]" office:value-type="float" office:value="209550" calcext:value-type="float">
            <text:p>20955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97589" calcext:value-type="float">
            <text:p>8497589</text:p>
          </table:table-cell>
          <table:table-cell office:value-type="float" office:value="11553803" calcext:value-type="float">
            <text:p>11553803</text:p>
          </table:table-cell>
          <table:table-cell table:formula="of:=[.D45]-[.C45]" office:value-type="float" office:value="3056214" calcext:value-type="float">
            <text:p>3056214</text:p>
          </table:table-cell>
          <table:table-cell table:number-columns-repeated="2"/>
          <table:table-cell office:value-type="float" office:value="3439040" calcext:value-type="float">
            <text:p>3439040</text:p>
          </table:table-cell>
          <table:table-cell office:value-type="float" office:value="3628144" calcext:value-type="float">
            <text:p>3628144</text:p>
          </table:table-cell>
          <table:table-cell table:formula="of:=[.I45]-[.H45]" office:value-type="float" office:value="189104" calcext:value-type="float">
            <text:p>189104</text:p>
          </table:table-cell>
          <table:table-cell table:number-columns-repeated="2"/>
          <table:table-cell office:value-type="float" office:value="3040380" calcext:value-type="float">
            <text:p>3040380</text:p>
          </table:table-cell>
          <table:table-cell office:value-type="float" office:value="3211440" calcext:value-type="float">
            <text:p>3211440</text:p>
          </table:table-cell>
          <table:table-cell table:formula="of:=[.N45]-[.M45]" office:value-type="float" office:value="171060" calcext:value-type="float">
            <text:p>1710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331826" calcext:value-type="float">
            <text:p>8331826</text:p>
          </table:table-cell>
          <table:table-cell office:value-type="float" office:value="11717581" calcext:value-type="float">
            <text:p>11717581</text:p>
          </table:table-cell>
          <table:table-cell table:formula="of:=[.D46]-[.C46]" office:value-type="float" office:value="3385755" calcext:value-type="float">
            <text:p>3385755</text:p>
          </table:table-cell>
          <table:table-cell table:number-columns-repeated="2"/>
          <table:table-cell office:value-type="float" office:value="3497656" calcext:value-type="float">
            <text:p>3497656</text:p>
          </table:table-cell>
          <table:table-cell office:value-type="float" office:value="3571592" calcext:value-type="float">
            <text:p>3571592</text:p>
          </table:table-cell>
          <table:table-cell table:formula="of:=[.I46]-[.H46]" office:value-type="float" office:value="73936" calcext:value-type="float">
            <text:p>73936</text:p>
          </table:table-cell>
          <table:table-cell table:number-columns-repeated="2"/>
          <table:table-cell office:value-type="float" office:value="3034477" calcext:value-type="float">
            <text:p>3034477</text:p>
          </table:table-cell>
          <table:table-cell office:value-type="float" office:value="3209543" calcext:value-type="float">
            <text:p>3209543</text:p>
          </table:table-cell>
          <table:table-cell table:formula="of:=[.N46]-[.M46]" office:value-type="float" office:value="175066" calcext:value-type="float">
            <text:p>17506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983860" calcext:value-type="float">
            <text:p>8983860</text:p>
          </table:table-cell>
          <table:table-cell office:value-type="float" office:value="11801777" calcext:value-type="float">
            <text:p>11801777</text:p>
          </table:table-cell>
          <table:table-cell table:formula="of:=[.D47]-[.C47]" office:value-type="float" office:value="2817917" calcext:value-type="float">
            <text:p>2817917</text:p>
          </table:table-cell>
          <table:table-cell table:number-columns-repeated="2"/>
          <table:table-cell office:value-type="float" office:value="3658448" calcext:value-type="float">
            <text:p>3658448</text:p>
          </table:table-cell>
          <table:table-cell office:value-type="float" office:value="3641384" calcext:value-type="float">
            <text:p>3641384</text:p>
          </table:table-cell>
          <table:table-cell table:formula="of:=[.I47]-[.H47]" office:value-type="float" office:value="-17064" calcext:value-type="float">
            <text:p>-17064</text:p>
          </table:table-cell>
          <table:table-cell table:number-columns-repeated="2"/>
          <table:table-cell office:value-type="float" office:value="3065273" calcext:value-type="float">
            <text:p>3065273</text:p>
          </table:table-cell>
          <table:table-cell office:value-type="float" office:value="3246892" calcext:value-type="float">
            <text:p>3246892</text:p>
          </table:table-cell>
          <table:table-cell table:formula="of:=[.N47]-[.M47]" office:value-type="float" office:value="181619" calcext:value-type="float">
            <text:p>18161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08679" calcext:value-type="float">
            <text:p>8408679</text:p>
          </table:table-cell>
          <table:table-cell office:value-type="float" office:value="12589852" calcext:value-type="float">
            <text:p>12589852</text:p>
          </table:table-cell>
          <table:table-cell table:formula="of:=[.D48]-[.C48]" office:value-type="float" office:value="4181173" calcext:value-type="float">
            <text:p>4181173</text:p>
          </table:table-cell>
          <table:table-cell table:number-columns-repeated="2"/>
          <table:table-cell office:value-type="float" office:value="3565216" calcext:value-type="float">
            <text:p>3565216</text:p>
          </table:table-cell>
          <table:table-cell office:value-type="float" office:value="3561632" calcext:value-type="float">
            <text:p>3561632</text:p>
          </table:table-cell>
          <table:table-cell table:formula="of:=[.I48]-[.H48]" office:value-type="float" office:value="-3584" calcext:value-type="float">
            <text:p>-3584</text:p>
          </table:table-cell>
          <table:table-cell table:number-columns-repeated="2"/>
          <table:table-cell office:value-type="float" office:value="3031035" calcext:value-type="float">
            <text:p>3031035</text:p>
          </table:table-cell>
          <table:table-cell office:value-type="float" office:value="3208013" calcext:value-type="float">
            <text:p>3208013</text:p>
          </table:table-cell>
          <table:table-cell table:formula="of:=[.N48]-[.M48]" office:value-type="float" office:value="176978" calcext:value-type="float">
            <text:p>17697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584453" calcext:value-type="float">
            <text:p>8584453</text:p>
          </table:table-cell>
          <table:table-cell office:value-type="float" office:value="11736995" calcext:value-type="float">
            <text:p>11736995</text:p>
          </table:table-cell>
          <table:table-cell table:formula="of:=[.D49]-[.C49]" office:value-type="float" office:value="3152542" calcext:value-type="float">
            <text:p>3152542</text:p>
          </table:table-cell>
          <table:table-cell table:number-columns-repeated="2"/>
          <table:table-cell office:value-type="float" office:value="4061224" calcext:value-type="float">
            <text:p>4061224</text:p>
          </table:table-cell>
          <table:table-cell office:value-type="float" office:value="4031792" calcext:value-type="float">
            <text:p>4031792</text:p>
          </table:table-cell>
          <table:table-cell table:formula="of:=[.I49]-[.H49]" office:value-type="float" office:value="-29432" calcext:value-type="float">
            <text:p>-29432</text:p>
          </table:table-cell>
          <table:table-cell table:number-columns-repeated="2"/>
          <table:table-cell office:value-type="float" office:value="3051645" calcext:value-type="float">
            <text:p>3051645</text:p>
          </table:table-cell>
          <table:table-cell office:value-type="float" office:value="3230175" calcext:value-type="float">
            <text:p>3230175</text:p>
          </table:table-cell>
          <table:table-cell table:formula="of:=[.N49]-[.M49]" office:value-type="float" office:value="178530" calcext:value-type="float">
            <text:p>17853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389685" calcext:value-type="float">
            <text:p>8389685</text:p>
          </table:table-cell>
          <table:table-cell office:value-type="float" office:value="11819651" calcext:value-type="float">
            <text:p>11819651</text:p>
          </table:table-cell>
          <table:table-cell table:formula="of:=[.D50]-[.C50]" office:value-type="float" office:value="3429966" calcext:value-type="float">
            <text:p>3429966</text:p>
          </table:table-cell>
          <table:table-cell table:number-columns-repeated="2"/>
          <table:table-cell office:value-type="float" office:value="4318560" calcext:value-type="float">
            <text:p>4318560</text:p>
          </table:table-cell>
          <table:table-cell office:value-type="float" office:value="4041760" calcext:value-type="float">
            <text:p>4041760</text:p>
          </table:table-cell>
          <table:table-cell table:formula="of:=[.I50]-[.H50]" office:value-type="float" office:value="-276800" calcext:value-type="float">
            <text:p>-276800</text:p>
          </table:table-cell>
          <table:table-cell table:number-columns-repeated="2"/>
          <table:table-cell office:value-type="float" office:value="3031778" calcext:value-type="float">
            <text:p>3031778</text:p>
          </table:table-cell>
          <table:table-cell office:value-type="float" office:value="3211207" calcext:value-type="float">
            <text:p>3211207</text:p>
          </table:table-cell>
          <table:table-cell table:formula="of:=[.N50]-[.M50]" office:value-type="float" office:value="179429" calcext:value-type="float">
            <text:p>179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576032" calcext:value-type="float">
            <text:p>8576032</text:p>
          </table:table-cell>
          <table:table-cell office:value-type="float" office:value="12414590" calcext:value-type="float">
            <text:p>12414590</text:p>
          </table:table-cell>
          <table:table-cell table:formula="of:=[.D51]-[.C51]" office:value-type="float" office:value="3838558" calcext:value-type="float">
            <text:p>3838558</text:p>
          </table:table-cell>
          <table:table-cell table:number-columns-repeated="2"/>
          <table:table-cell office:value-type="float" office:value="4018272" calcext:value-type="float">
            <text:p>4018272</text:p>
          </table:table-cell>
          <table:table-cell office:value-type="float" office:value="3816120" calcext:value-type="float">
            <text:p>3816120</text:p>
          </table:table-cell>
          <table:table-cell table:formula="of:=[.I51]-[.H51]" office:value-type="float" office:value="-202152" calcext:value-type="float">
            <text:p>-202152</text:p>
          </table:table-cell>
          <table:table-cell table:number-columns-repeated="2"/>
          <table:table-cell office:value-type="float" office:value="3032243" calcext:value-type="float">
            <text:p>3032243</text:p>
          </table:table-cell>
          <table:table-cell office:value-type="float" office:value="3208665" calcext:value-type="float">
            <text:p>3208665</text:p>
          </table:table-cell>
          <table:table-cell table:formula="of:=[.N51]-[.M51]" office:value-type="float" office:value="176422" calcext:value-type="float">
            <text:p>17642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759743" calcext:value-type="float">
            <text:p>8759743</text:p>
          </table:table-cell>
          <table:table-cell office:value-type="float" office:value="12292331" calcext:value-type="float">
            <text:p>12292331</text:p>
          </table:table-cell>
          <table:table-cell table:formula="of:=[.D52]-[.C52]" office:value-type="float" office:value="3532588" calcext:value-type="float">
            <text:p>3532588</text:p>
          </table:table-cell>
          <table:table-cell table:number-columns-repeated="2"/>
          <table:table-cell office:value-type="float" office:value="3425760" calcext:value-type="float">
            <text:p>3425760</text:p>
          </table:table-cell>
          <table:table-cell office:value-type="float" office:value="3804384" calcext:value-type="float">
            <text:p>3804384</text:p>
          </table:table-cell>
          <table:table-cell table:formula="of:=[.I52]-[.H52]" office:value-type="float" office:value="378624" calcext:value-type="float">
            <text:p>378624</text:p>
          </table:table-cell>
          <table:table-cell table:number-columns-repeated="2"/>
          <table:table-cell office:value-type="float" office:value="3116498" calcext:value-type="float">
            <text:p>3116498</text:p>
          </table:table-cell>
          <table:table-cell office:value-type="float" office:value="3288570" calcext:value-type="float">
            <text:p>3288570</text:p>
          </table:table-cell>
          <table:table-cell table:formula="of:=[.N52]-[.M52]" office:value-type="float" office:value="172072" calcext:value-type="float">
            <text:p>17207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516546" calcext:value-type="float">
            <text:p>8516546</text:p>
          </table:table-cell>
          <table:table-cell office:value-type="float" office:value="12010626" calcext:value-type="float">
            <text:p>12010626</text:p>
          </table:table-cell>
          <table:table-cell table:formula="of:=[.D53]-[.C53]" office:value-type="float" office:value="3494080" calcext:value-type="float">
            <text:p>3494080</text:p>
          </table:table-cell>
          <table:table-cell table:number-columns-repeated="2"/>
          <table:table-cell office:value-type="float" office:value="3429264" calcext:value-type="float">
            <text:p>3429264</text:p>
          </table:table-cell>
          <table:table-cell office:value-type="float" office:value="3674096" calcext:value-type="float">
            <text:p>3674096</text:p>
          </table:table-cell>
          <table:table-cell table:formula="of:=[.I53]-[.H53]" office:value-type="float" office:value="244832" calcext:value-type="float">
            <text:p>244832</text:p>
          </table:table-cell>
          <table:table-cell table:number-columns-repeated="2"/>
          <table:table-cell office:value-type="float" office:value="3082155" calcext:value-type="float">
            <text:p>3082155</text:p>
          </table:table-cell>
          <table:table-cell office:value-type="float" office:value="3208770" calcext:value-type="float">
            <text:p>3208770</text:p>
          </table:table-cell>
          <table:table-cell table:formula="of:=[.N53]-[.M53]" office:value-type="float" office:value="126615" calcext:value-type="float">
            <text:p>12661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329719" calcext:value-type="float">
            <text:p>8329719</text:p>
          </table:table-cell>
          <table:table-cell office:value-type="float" office:value="11743638" calcext:value-type="float">
            <text:p>11743638</text:p>
          </table:table-cell>
          <table:table-cell table:formula="of:=[.D54]-[.C54]" office:value-type="float" office:value="3413919" calcext:value-type="float">
            <text:p>3413919</text:p>
          </table:table-cell>
          <table:table-cell table:number-columns-repeated="2"/>
          <table:table-cell office:value-type="float" office:value="3422352" calcext:value-type="float">
            <text:p>3422352</text:p>
          </table:table-cell>
          <table:table-cell office:value-type="float" office:value="3613504" calcext:value-type="float">
            <text:p>3613504</text:p>
          </table:table-cell>
          <table:table-cell table:formula="of:=[.I54]-[.H54]" office:value-type="float" office:value="191152" calcext:value-type="float">
            <text:p>191152</text:p>
          </table:table-cell>
          <table:table-cell table:number-columns-repeated="2"/>
          <table:table-cell office:value-type="float" office:value="3031718" calcext:value-type="float">
            <text:p>3031718</text:p>
          </table:table-cell>
          <table:table-cell office:value-type="float" office:value="3233235" calcext:value-type="float">
            <text:p>3233235</text:p>
          </table:table-cell>
          <table:table-cell table:formula="of:=[.N54]-[.M54]" office:value-type="float" office:value="201517" calcext:value-type="float">
            <text:p>20151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733949" calcext:value-type="float">
            <text:p>8733949</text:p>
          </table:table-cell>
          <table:table-cell office:value-type="float" office:value="11852314" calcext:value-type="float">
            <text:p>11852314</text:p>
          </table:table-cell>
          <table:table-cell table:formula="of:=[.D55]-[.C55]" office:value-type="float" office:value="3118365" calcext:value-type="float">
            <text:p>3118365</text:p>
          </table:table-cell>
          <table:table-cell table:number-columns-repeated="2"/>
          <table:table-cell office:value-type="float" office:value="3739816" calcext:value-type="float">
            <text:p>3739816</text:p>
          </table:table-cell>
          <table:table-cell office:value-type="float" office:value="3610392" calcext:value-type="float">
            <text:p>3610392</text:p>
          </table:table-cell>
          <table:table-cell table:formula="of:=[.I55]-[.H55]" office:value-type="float" office:value="-129424" calcext:value-type="float">
            <text:p>-129424</text:p>
          </table:table-cell>
          <table:table-cell table:number-columns-repeated="2"/>
          <table:table-cell office:value-type="float" office:value="3055710" calcext:value-type="float">
            <text:p>3055710</text:p>
          </table:table-cell>
          <table:table-cell office:value-type="float" office:value="3208688" calcext:value-type="float">
            <text:p>3208688</text:p>
          </table:table-cell>
          <table:table-cell table:formula="of:=[.N55]-[.M55]" office:value-type="float" office:value="152978" calcext:value-type="float">
            <text:p>15297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286852" calcext:value-type="float">
            <text:p>8286852</text:p>
          </table:table-cell>
          <table:table-cell office:value-type="float" office:value="12040289" calcext:value-type="float">
            <text:p>12040289</text:p>
          </table:table-cell>
          <table:table-cell table:formula="of:=[.D56]-[.C56]" office:value-type="float" office:value="3753437" calcext:value-type="float">
            <text:p>3753437</text:p>
          </table:table-cell>
          <table:table-cell table:number-columns-repeated="2"/>
          <table:table-cell office:value-type="float" office:value="3534928" calcext:value-type="float">
            <text:p>3534928</text:p>
          </table:table-cell>
          <table:table-cell office:value-type="float" office:value="3575688" calcext:value-type="float">
            <text:p>3575688</text:p>
          </table:table-cell>
          <table:table-cell table:formula="of:=[.I56]-[.H56]" office:value-type="float" office:value="40760" calcext:value-type="float">
            <text:p>40760</text:p>
          </table:table-cell>
          <table:table-cell table:number-columns-repeated="2"/>
          <table:table-cell office:value-type="float" office:value="3041918" calcext:value-type="float">
            <text:p>3041918</text:p>
          </table:table-cell>
          <table:table-cell office:value-type="float" office:value="3243525" calcext:value-type="float">
            <text:p>3243525</text:p>
          </table:table-cell>
          <table:table-cell table:formula="of:=[.N56]-[.M56]" office:value-type="float" office:value="201607" calcext:value-type="float">
            <text:p>20160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399524" calcext:value-type="float">
            <text:p>8399524</text:p>
          </table:table-cell>
          <table:table-cell office:value-type="float" office:value="12469202" calcext:value-type="float">
            <text:p>12469202</text:p>
          </table:table-cell>
          <table:table-cell table:formula="of:=[.D57]-[.C57]" office:value-type="float" office:value="4069678" calcext:value-type="float">
            <text:p>4069678</text:p>
          </table:table-cell>
          <table:table-cell table:number-columns-repeated="2"/>
          <table:table-cell office:value-type="float" office:value="3489192" calcext:value-type="float">
            <text:p>3489192</text:p>
          </table:table-cell>
          <table:table-cell office:value-type="float" office:value="3767776" calcext:value-type="float">
            <text:p>3767776</text:p>
          </table:table-cell>
          <table:table-cell table:formula="of:=[.I57]-[.H57]" office:value-type="float" office:value="278584" calcext:value-type="float">
            <text:p>278584</text:p>
          </table:table-cell>
          <table:table-cell table:number-columns-repeated="2"/>
          <table:table-cell office:value-type="float" office:value="3049717" calcext:value-type="float">
            <text:p>3049717</text:p>
          </table:table-cell>
          <table:table-cell office:value-type="float" office:value="3208860" calcext:value-type="float">
            <text:p>3208860</text:p>
          </table:table-cell>
          <table:table-cell table:formula="of:=[.N57]-[.M57]" office:value-type="float" office:value="159143" calcext:value-type="float">
            <text:p>15914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83010" calcext:value-type="float">
            <text:p>8483010</text:p>
          </table:table-cell>
          <table:table-cell office:value-type="float" office:value="12096804" calcext:value-type="float">
            <text:p>12096804</text:p>
          </table:table-cell>
          <table:table-cell table:formula="of:=[.D58]-[.C58]" office:value-type="float" office:value="3613794" calcext:value-type="float">
            <text:p>3613794</text:p>
          </table:table-cell>
          <table:table-cell table:number-columns-repeated="2"/>
          <table:table-cell office:value-type="float" office:value="3404640" calcext:value-type="float">
            <text:p>3404640</text:p>
          </table:table-cell>
          <table:table-cell office:value-type="float" office:value="4488368" calcext:value-type="float">
            <text:p>4488368</text:p>
          </table:table-cell>
          <table:table-cell table:formula="of:=[.I58]-[.H58]" office:value-type="float" office:value="1083728" calcext:value-type="float">
            <text:p>1083728</text:p>
          </table:table-cell>
          <table:table-cell table:number-columns-repeated="2"/>
          <table:table-cell office:value-type="float" office:value="3037073" calcext:value-type="float">
            <text:p>3037073</text:p>
          </table:table-cell>
          <table:table-cell office:value-type="float" office:value="3369285" calcext:value-type="float">
            <text:p>3369285</text:p>
          </table:table-cell>
          <table:table-cell table:formula="of:=[.N58]-[.M58]" office:value-type="float" office:value="332212" calcext:value-type="float">
            <text:p>33221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910521" calcext:value-type="float">
            <text:p>8910521</text:p>
          </table:table-cell>
          <table:table-cell office:value-type="float" office:value="12078408" calcext:value-type="float">
            <text:p>12078408</text:p>
          </table:table-cell>
          <table:table-cell table:formula="of:=[.D59]-[.C59]" office:value-type="float" office:value="3167887" calcext:value-type="float">
            <text:p>3167887</text:p>
          </table:table-cell>
          <table:table-cell table:number-columns-repeated="2"/>
          <table:table-cell office:value-type="float" office:value="3365048" calcext:value-type="float">
            <text:p>3365048</text:p>
          </table:table-cell>
          <table:table-cell office:value-type="float" office:value="3857432" calcext:value-type="float">
            <text:p>3857432</text:p>
          </table:table-cell>
          <table:table-cell table:formula="of:=[.I59]-[.H59]" office:value-type="float" office:value="492384" calcext:value-type="float">
            <text:p>492384</text:p>
          </table:table-cell>
          <table:table-cell table:number-columns-repeated="2"/>
          <table:table-cell office:value-type="float" office:value="3068242" calcext:value-type="float">
            <text:p>3068242</text:p>
          </table:table-cell>
          <table:table-cell office:value-type="float" office:value="3233685" calcext:value-type="float">
            <text:p>3233685</text:p>
          </table:table-cell>
          <table:table-cell table:formula="of:=[.N59]-[.M59]" office:value-type="float" office:value="165443" calcext:value-type="float">
            <text:p>16544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597541" calcext:value-type="float">
            <text:p>8597541</text:p>
          </table:table-cell>
          <table:table-cell office:value-type="float" office:value="11588980" calcext:value-type="float">
            <text:p>11588980</text:p>
          </table:table-cell>
          <table:table-cell table:formula="of:=[.D60]-[.C60]" office:value-type="float" office:value="2991439" calcext:value-type="float">
            <text:p>2991439</text:p>
          </table:table-cell>
          <table:table-cell table:number-columns-repeated="2"/>
          <table:table-cell office:value-type="float" office:value="3452280" calcext:value-type="float">
            <text:p>3452280</text:p>
          </table:table-cell>
          <table:table-cell office:value-type="float" office:value="3631848" calcext:value-type="float">
            <text:p>3631848</text:p>
          </table:table-cell>
          <table:table-cell table:formula="of:=[.I60]-[.H60]" office:value-type="float" office:value="179568" calcext:value-type="float">
            <text:p>179568</text:p>
          </table:table-cell>
          <table:table-cell table:number-columns-repeated="2"/>
          <table:table-cell office:value-type="float" office:value="3051525" calcext:value-type="float">
            <text:p>3051525</text:p>
          </table:table-cell>
          <table:table-cell office:value-type="float" office:value="3209048" calcext:value-type="float">
            <text:p>3209048</text:p>
          </table:table-cell>
          <table:table-cell table:formula="of:=[.N60]-[.M60]" office:value-type="float" office:value="157523" calcext:value-type="float">
            <text:p>15752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16486" calcext:value-type="float">
            <text:p>8416486</text:p>
          </table:table-cell>
          <table:table-cell office:value-type="float" office:value="11615934" calcext:value-type="float">
            <text:p>11615934</text:p>
          </table:table-cell>
          <table:table-cell table:formula="of:=[.D61]-[.C61]" office:value-type="float" office:value="3199448" calcext:value-type="float">
            <text:p>3199448</text:p>
          </table:table-cell>
          <table:table-cell table:number-columns-repeated="2"/>
          <table:table-cell office:value-type="float" office:value="3361736" calcext:value-type="float">
            <text:p>3361736</text:p>
          </table:table-cell>
          <table:table-cell office:value-type="float" office:value="3525408" calcext:value-type="float">
            <text:p>3525408</text:p>
          </table:table-cell>
          <table:table-cell table:formula="of:=[.I61]-[.H61]" office:value-type="float" office:value="163672" calcext:value-type="float">
            <text:p>163672</text:p>
          </table:table-cell>
          <table:table-cell table:number-columns-repeated="2"/>
          <table:table-cell office:value-type="float" office:value="3031890" calcext:value-type="float">
            <text:p>3031890</text:p>
          </table:table-cell>
          <table:table-cell office:value-type="float" office:value="3245430" calcext:value-type="float">
            <text:p>3245430</text:p>
          </table:table-cell>
          <table:table-cell table:formula="of:=[.N61]-[.M61]" office:value-type="float" office:value="213540" calcext:value-type="float">
            <text:p>21354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212135" calcext:value-type="float">
            <text:p>8212135</text:p>
          </table:table-cell>
          <table:table-cell office:value-type="float" office:value="11845628" calcext:value-type="float">
            <text:p>11845628</text:p>
          </table:table-cell>
          <table:table-cell table:formula="of:=[.D62]-[.C62]" office:value-type="float" office:value="3633493" calcext:value-type="float">
            <text:p>3633493</text:p>
          </table:table-cell>
          <table:table-cell table:number-columns-repeated="2"/>
          <table:table-cell office:value-type="float" office:value="3397184" calcext:value-type="float">
            <text:p>3397184</text:p>
          </table:table-cell>
          <table:table-cell office:value-type="float" office:value="6238832" calcext:value-type="float">
            <text:p>6238832</text:p>
          </table:table-cell>
          <table:table-cell table:formula="of:=[.I62]-[.H62]" office:value-type="float" office:value="2841648" calcext:value-type="float">
            <text:p>2841648</text:p>
          </table:table-cell>
          <table:table-cell table:number-columns-repeated="2"/>
          <table:table-cell office:value-type="float" office:value="3056910" calcext:value-type="float">
            <text:p>3056910</text:p>
          </table:table-cell>
          <table:table-cell office:value-type="float" office:value="3208650" calcext:value-type="float">
            <text:p>3208650</text:p>
          </table:table-cell>
          <table:table-cell table:formula="of:=[.N62]-[.M62]" office:value-type="float" office:value="151740" calcext:value-type="float">
            <text:p>15174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829578" calcext:value-type="float">
            <text:p>8829578</text:p>
          </table:table-cell>
          <table:table-cell office:value-type="float" office:value="11685673" calcext:value-type="float">
            <text:p>11685673</text:p>
          </table:table-cell>
          <table:table-cell table:formula="of:=[.D63]-[.C63]" office:value-type="float" office:value="2856095" calcext:value-type="float">
            <text:p>2856095</text:p>
          </table:table-cell>
          <table:table-cell table:number-columns-repeated="2"/>
          <table:table-cell office:value-type="float" office:value="3570896" calcext:value-type="float">
            <text:p>3570896</text:p>
          </table:table-cell>
          <table:table-cell office:value-type="float" office:value="4091256" calcext:value-type="float">
            <text:p>4091256</text:p>
          </table:table-cell>
          <table:table-cell table:formula="of:=[.I63]-[.H63]" office:value-type="float" office:value="520360" calcext:value-type="float">
            <text:p>520360</text:p>
          </table:table-cell>
          <table:table-cell table:number-columns-repeated="2"/>
          <table:table-cell office:value-type="float" office:value="3108855" calcext:value-type="float">
            <text:p>3108855</text:p>
          </table:table-cell>
          <table:table-cell office:value-type="float" office:value="3233340" calcext:value-type="float">
            <text:p>3233340</text:p>
          </table:table-cell>
          <table:table-cell table:formula="of:=[.N63]-[.M63]" office:value-type="float" office:value="124485" calcext:value-type="float">
            <text:p>12448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270934" calcext:value-type="float">
            <text:p>8270934</text:p>
          </table:table-cell>
          <table:table-cell office:value-type="float" office:value="11644663" calcext:value-type="float">
            <text:p>11644663</text:p>
          </table:table-cell>
          <table:table-cell table:formula="of:=[.D64]-[.C64]" office:value-type="float" office:value="3373729" calcext:value-type="float">
            <text:p>3373729</text:p>
          </table:table-cell>
          <table:table-cell table:number-columns-repeated="2"/>
          <table:table-cell office:value-type="float" office:value="3388904" calcext:value-type="float">
            <text:p>3388904</text:p>
          </table:table-cell>
          <table:table-cell office:value-type="float" office:value="3855488" calcext:value-type="float">
            <text:p>3855488</text:p>
          </table:table-cell>
          <table:table-cell table:formula="of:=[.I64]-[.H64]" office:value-type="float" office:value="466584" calcext:value-type="float">
            <text:p>466584</text:p>
          </table:table-cell>
          <table:table-cell table:number-columns-repeated="2"/>
          <table:table-cell office:value-type="float" office:value="3055080" calcext:value-type="float">
            <text:p>3055080</text:p>
          </table:table-cell>
          <table:table-cell office:value-type="float" office:value="3233640" calcext:value-type="float">
            <text:p>3233640</text:p>
          </table:table-cell>
          <table:table-cell table:formula="of:=[.N64]-[.M64]" office:value-type="float" office:value="178560" calcext:value-type="float">
            <text:p>1785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326288" calcext:value-type="float">
            <text:p>8326288</text:p>
          </table:table-cell>
          <table:table-cell office:value-type="float" office:value="12047540" calcext:value-type="float">
            <text:p>12047540</text:p>
          </table:table-cell>
          <table:table-cell table:formula="of:=[.D65]-[.C65]" office:value-type="float" office:value="3721252" calcext:value-type="float">
            <text:p>3721252</text:p>
          </table:table-cell>
          <table:table-cell table:number-columns-repeated="2"/>
          <table:table-cell office:value-type="float" office:value="3546760" calcext:value-type="float">
            <text:p>3546760</text:p>
          </table:table-cell>
          <table:table-cell office:value-type="float" office:value="3763448" calcext:value-type="float">
            <text:p>3763448</text:p>
          </table:table-cell>
          <table:table-cell table:formula="of:=[.I65]-[.H65]" office:value-type="float" office:value="216688" calcext:value-type="float">
            <text:p>216688</text:p>
          </table:table-cell>
          <table:table-cell table:number-columns-repeated="2"/>
          <table:table-cell office:value-type="float" office:value="3060900" calcext:value-type="float">
            <text:p>3060900</text:p>
          </table:table-cell>
          <table:table-cell office:value-type="float" office:value="3210885" calcext:value-type="float">
            <text:p>3210885</text:p>
          </table:table-cell>
          <table:table-cell table:formula="of:=[.N65]-[.M65]" office:value-type="float" office:value="149985" calcext:value-type="float">
            <text:p>14998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48146" calcext:value-type="float">
            <text:p>8448146</text:p>
          </table:table-cell>
          <table:table-cell office:value-type="float" office:value="11874359" calcext:value-type="float">
            <text:p>11874359</text:p>
          </table:table-cell>
          <table:table-cell table:formula="of:=[.D66]-[.C66]" office:value-type="float" office:value="3426213" calcext:value-type="float">
            <text:p>3426213</text:p>
          </table:table-cell>
          <table:table-cell table:number-columns-repeated="2"/>
          <table:table-cell office:value-type="float" office:value="3384368" calcext:value-type="float">
            <text:p>3384368</text:p>
          </table:table-cell>
          <table:table-cell office:value-type="float" office:value="4137840" calcext:value-type="float">
            <text:p>4137840</text:p>
          </table:table-cell>
          <table:table-cell table:formula="of:=[.I66]-[.H66]" office:value-type="float" office:value="753472" calcext:value-type="float">
            <text:p>753472</text:p>
          </table:table-cell>
          <table:table-cell table:number-columns-repeated="2"/>
          <table:table-cell office:value-type="float" office:value="3030667" calcext:value-type="float">
            <text:p>3030667</text:p>
          </table:table-cell>
          <table:table-cell office:value-type="float" office:value="3247583" calcext:value-type="float">
            <text:p>3247583</text:p>
          </table:table-cell>
          <table:table-cell table:formula="of:=[.N66]-[.M66]" office:value-type="float" office:value="216916" calcext:value-type="float">
            <text:p>21691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693913" calcext:value-type="float">
            <text:p>8693913</text:p>
          </table:table-cell>
          <table:table-cell office:value-type="float" office:value="11542174" calcext:value-type="float">
            <text:p>11542174</text:p>
          </table:table-cell>
          <table:table-cell table:formula="of:=[.D67]-[.C67]" office:value-type="float" office:value="2848261" calcext:value-type="float">
            <text:p>2848261</text:p>
          </table:table-cell>
          <table:table-cell table:number-columns-repeated="2"/>
          <table:table-cell office:value-type="float" office:value="3384048" calcext:value-type="float">
            <text:p>3384048</text:p>
          </table:table-cell>
          <table:table-cell office:value-type="float" office:value="3816664" calcext:value-type="float">
            <text:p>3816664</text:p>
          </table:table-cell>
          <table:table-cell table:formula="of:=[.I67]-[.H67]" office:value-type="float" office:value="432616" calcext:value-type="float">
            <text:p>432616</text:p>
          </table:table-cell>
          <table:table-cell table:number-columns-repeated="2"/>
          <table:table-cell office:value-type="float" office:value="3031245" calcext:value-type="float">
            <text:p>3031245</text:p>
          </table:table-cell>
          <table:table-cell office:value-type="float" office:value="3209070" calcext:value-type="float">
            <text:p>3209070</text:p>
          </table:table-cell>
          <table:table-cell table:formula="of:=[.N67]-[.M67]" office:value-type="float" office:value="177825" calcext:value-type="float">
            <text:p>17782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36516" calcext:value-type="float">
            <text:p>8436516</text:p>
          </table:table-cell>
          <table:table-cell office:value-type="float" office:value="11797003" calcext:value-type="float">
            <text:p>11797003</text:p>
          </table:table-cell>
          <table:table-cell table:formula="of:=[.D68]-[.C68]" office:value-type="float" office:value="3360487" calcext:value-type="float">
            <text:p>3360487</text:p>
          </table:table-cell>
          <table:table-cell table:number-columns-repeated="2"/>
          <table:table-cell office:value-type="float" office:value="3594152" calcext:value-type="float">
            <text:p>3594152</text:p>
          </table:table-cell>
          <table:table-cell office:value-type="float" office:value="3711640" calcext:value-type="float">
            <text:p>3711640</text:p>
          </table:table-cell>
          <table:table-cell table:formula="of:=[.I68]-[.H68]" office:value-type="float" office:value="117488" calcext:value-type="float">
            <text:p>117488</text:p>
          </table:table-cell>
          <table:table-cell table:number-columns-repeated="2"/>
          <table:table-cell office:value-type="float" office:value="3051923" calcext:value-type="float">
            <text:p>3051923</text:p>
          </table:table-cell>
          <table:table-cell office:value-type="float" office:value="3208988" calcext:value-type="float">
            <text:p>3208988</text:p>
          </table:table-cell>
          <table:table-cell table:formula="of:=[.N68]-[.M68]" office:value-type="float" office:value="157065" calcext:value-type="float">
            <text:p>15706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95004" calcext:value-type="float">
            <text:p>8495004</text:p>
          </table:table-cell>
          <table:table-cell office:value-type="float" office:value="11625946" calcext:value-type="float">
            <text:p>11625946</text:p>
          </table:table-cell>
          <table:table-cell table:formula="of:=[.D69]-[.C69]" office:value-type="float" office:value="3130942" calcext:value-type="float">
            <text:p>3130942</text:p>
          </table:table-cell>
          <table:table-cell table:number-columns-repeated="2"/>
          <table:table-cell office:value-type="float" office:value="3959456" calcext:value-type="float">
            <text:p>3959456</text:p>
          </table:table-cell>
          <table:table-cell office:value-type="float" office:value="4067176" calcext:value-type="float">
            <text:p>4067176</text:p>
          </table:table-cell>
          <table:table-cell table:formula="of:=[.I69]-[.H69]" office:value-type="float" office:value="107720" calcext:value-type="float">
            <text:p>107720</text:p>
          </table:table-cell>
          <table:table-cell table:number-columns-repeated="2"/>
          <table:table-cell office:value-type="float" office:value="3032700" calcext:value-type="float">
            <text:p>3032700</text:p>
          </table:table-cell>
          <table:table-cell office:value-type="float" office:value="3654518" calcext:value-type="float">
            <text:p>3654518</text:p>
          </table:table-cell>
          <table:table-cell table:formula="of:=[.N69]-[.M69]" office:value-type="float" office:value="621818" calcext:value-type="float">
            <text:p>62181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49916" calcext:value-type="float">
            <text:p>8449916</text:p>
          </table:table-cell>
          <table:table-cell office:value-type="float" office:value="11527501" calcext:value-type="float">
            <text:p>11527501</text:p>
          </table:table-cell>
          <table:table-cell table:formula="of:=[.D70]-[.C70]" office:value-type="float" office:value="3077585" calcext:value-type="float">
            <text:p>3077585</text:p>
          </table:table-cell>
          <table:table-cell table:number-columns-repeated="2"/>
          <table:table-cell office:value-type="float" office:value="3748096" calcext:value-type="float">
            <text:p>3748096</text:p>
          </table:table-cell>
          <table:table-cell office:value-type="float" office:value="3630528" calcext:value-type="float">
            <text:p>3630528</text:p>
          </table:table-cell>
          <table:table-cell table:formula="of:=[.I70]-[.H70]" office:value-type="float" office:value="-117568" calcext:value-type="float">
            <text:p>-117568</text:p>
          </table:table-cell>
          <table:table-cell table:number-columns-repeated="2"/>
          <table:table-cell office:value-type="float" office:value="3096443" calcext:value-type="float">
            <text:p>3096443</text:p>
          </table:table-cell>
          <table:table-cell office:value-type="float" office:value="3209190" calcext:value-type="float">
            <text:p>3209190</text:p>
          </table:table-cell>
          <table:table-cell table:formula="of:=[.N70]-[.M70]" office:value-type="float" office:value="112747" calcext:value-type="float">
            <text:p>11274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669154" calcext:value-type="float">
            <text:p>8669154</text:p>
          </table:table-cell>
          <table:table-cell office:value-type="float" office:value="11902014" calcext:value-type="float">
            <text:p>11902014</text:p>
          </table:table-cell>
          <table:table-cell table:formula="of:=[.D71]-[.C71]" office:value-type="float" office:value="3232860" calcext:value-type="float">
            <text:p>3232860</text:p>
          </table:table-cell>
          <table:table-cell table:number-columns-repeated="2"/>
          <table:table-cell office:value-type="float" office:value="3547312" calcext:value-type="float">
            <text:p>3547312</text:p>
          </table:table-cell>
          <table:table-cell office:value-type="float" office:value="3581200" calcext:value-type="float">
            <text:p>3581200</text:p>
          </table:table-cell>
          <table:table-cell table:formula="of:=[.I71]-[.H71]" office:value-type="float" office:value="33888" calcext:value-type="float">
            <text:p>33888</text:p>
          </table:table-cell>
          <table:table-cell table:number-columns-repeated="2"/>
          <table:table-cell office:value-type="float" office:value="3031973" calcext:value-type="float">
            <text:p>3031973</text:p>
          </table:table-cell>
          <table:table-cell office:value-type="float" office:value="3241050" calcext:value-type="float">
            <text:p>3241050</text:p>
          </table:table-cell>
          <table:table-cell table:formula="of:=[.N71]-[.M71]" office:value-type="float" office:value="209077" calcext:value-type="float">
            <text:p>20907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899768" calcext:value-type="float">
            <text:p>8899768</text:p>
          </table:table-cell>
          <table:table-cell office:value-type="float" office:value="11887365" calcext:value-type="float">
            <text:p>11887365</text:p>
          </table:table-cell>
          <table:table-cell table:formula="of:=[.D72]-[.C72]" office:value-type="float" office:value="2987597" calcext:value-type="float">
            <text:p>2987597</text:p>
          </table:table-cell>
          <table:table-cell table:number-columns-repeated="2"/>
          <table:table-cell office:value-type="float" office:value="3671672" calcext:value-type="float">
            <text:p>3671672</text:p>
          </table:table-cell>
          <table:table-cell office:value-type="float" office:value="3614344" calcext:value-type="float">
            <text:p>3614344</text:p>
          </table:table-cell>
          <table:table-cell table:formula="of:=[.I72]-[.H72]" office:value-type="float" office:value="-57328" calcext:value-type="float">
            <text:p>-57328</text:p>
          </table:table-cell>
          <table:table-cell table:number-columns-repeated="2"/>
          <table:table-cell office:value-type="float" office:value="3031628" calcext:value-type="float">
            <text:p>3031628</text:p>
          </table:table-cell>
          <table:table-cell office:value-type="float" office:value="3209895" calcext:value-type="float">
            <text:p>3209895</text:p>
          </table:table-cell>
          <table:table-cell table:formula="of:=[.N72]-[.M72]" office:value-type="float" office:value="178267" calcext:value-type="float">
            <text:p>17826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324480" calcext:value-type="float">
            <text:p>8324480</text:p>
          </table:table-cell>
          <table:table-cell office:value-type="float" office:value="11654782" calcext:value-type="float">
            <text:p>11654782</text:p>
          </table:table-cell>
          <table:table-cell table:formula="of:=[.D73]-[.C73]" office:value-type="float" office:value="3330302" calcext:value-type="float">
            <text:p>3330302</text:p>
          </table:table-cell>
          <table:table-cell table:number-columns-repeated="2"/>
          <table:table-cell office:value-type="float" office:value="3574312" calcext:value-type="float">
            <text:p>3574312</text:p>
          </table:table-cell>
          <table:table-cell office:value-type="float" office:value="3597208" calcext:value-type="float">
            <text:p>3597208</text:p>
          </table:table-cell>
          <table:table-cell table:formula="of:=[.I73]-[.H73]" office:value-type="float" office:value="22896" calcext:value-type="float">
            <text:p>22896</text:p>
          </table:table-cell>
          <table:table-cell table:number-columns-repeated="2"/>
          <table:table-cell office:value-type="float" office:value="3070988" calcext:value-type="float">
            <text:p>3070988</text:p>
          </table:table-cell>
          <table:table-cell office:value-type="float" office:value="3208875" calcext:value-type="float">
            <text:p>3208875</text:p>
          </table:table-cell>
          <table:table-cell table:formula="of:=[.N73]-[.M73]" office:value-type="float" office:value="137887" calcext:value-type="float">
            <text:p>1378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37217" calcext:value-type="float">
            <text:p>8437217</text:p>
          </table:table-cell>
          <table:table-cell office:value-type="float" office:value="11893789" calcext:value-type="float">
            <text:p>11893789</text:p>
          </table:table-cell>
          <table:table-cell table:formula="of:=[.D74]-[.C74]" office:value-type="float" office:value="3456572" calcext:value-type="float">
            <text:p>3456572</text:p>
          </table:table-cell>
          <table:table-cell table:number-columns-repeated="2"/>
          <table:table-cell office:value-type="float" office:value="3371096" calcext:value-type="float">
            <text:p>3371096</text:p>
          </table:table-cell>
          <table:table-cell office:value-type="float" office:value="3648072" calcext:value-type="float">
            <text:p>3648072</text:p>
          </table:table-cell>
          <table:table-cell table:formula="of:=[.I74]-[.H74]" office:value-type="float" office:value="276976" calcext:value-type="float">
            <text:p>276976</text:p>
          </table:table-cell>
          <table:table-cell table:number-columns-repeated="2"/>
          <table:table-cell office:value-type="float" office:value="3063045" calcext:value-type="float">
            <text:p>3063045</text:p>
          </table:table-cell>
          <table:table-cell office:value-type="float" office:value="3227842" calcext:value-type="float">
            <text:p>3227842</text:p>
          </table:table-cell>
          <table:table-cell table:formula="of:=[.N74]-[.M74]" office:value-type="float" office:value="164797" calcext:value-type="float">
            <text:p>16479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842525" calcext:value-type="float">
            <text:p>8842525</text:p>
          </table:table-cell>
          <table:table-cell office:value-type="float" office:value="12287732" calcext:value-type="float">
            <text:p>12287732</text:p>
          </table:table-cell>
          <table:table-cell table:formula="of:=[.D75]-[.C75]" office:value-type="float" office:value="3445207" calcext:value-type="float">
            <text:p>3445207</text:p>
          </table:table-cell>
          <table:table-cell table:number-columns-repeated="2"/>
          <table:table-cell office:value-type="float" office:value="3356552" calcext:value-type="float">
            <text:p>3356552</text:p>
          </table:table-cell>
          <table:table-cell office:value-type="float" office:value="3535184" calcext:value-type="float">
            <text:p>3535184</text:p>
          </table:table-cell>
          <table:table-cell table:formula="of:=[.I75]-[.H75]" office:value-type="float" office:value="178632" calcext:value-type="float">
            <text:p>178632</text:p>
          </table:table-cell>
          <table:table-cell table:number-columns-repeated="2"/>
          <table:table-cell office:value-type="float" office:value="3031688" calcext:value-type="float">
            <text:p>3031688</text:p>
          </table:table-cell>
          <table:table-cell office:value-type="float" office:value="3207075" calcext:value-type="float">
            <text:p>3207075</text:p>
          </table:table-cell>
          <table:table-cell table:formula="of:=[.N75]-[.M75]" office:value-type="float" office:value="175387" calcext:value-type="float">
            <text:p>1753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158086" calcext:value-type="float">
            <text:p>9158086</text:p>
          </table:table-cell>
          <table:table-cell office:value-type="float" office:value="11718104" calcext:value-type="float">
            <text:p>11718104</text:p>
          </table:table-cell>
          <table:table-cell table:formula="of:=[.D76]-[.C76]" office:value-type="float" office:value="2560018" calcext:value-type="float">
            <text:p>2560018</text:p>
          </table:table-cell>
          <table:table-cell table:number-columns-repeated="2"/>
          <table:table-cell office:value-type="float" office:value="3464920" calcext:value-type="float">
            <text:p>3464920</text:p>
          </table:table-cell>
          <table:table-cell office:value-type="float" office:value="3746088" calcext:value-type="float">
            <text:p>3746088</text:p>
          </table:table-cell>
          <table:table-cell table:formula="of:=[.I76]-[.H76]" office:value-type="float" office:value="281168" calcext:value-type="float">
            <text:p>281168</text:p>
          </table:table-cell>
          <table:table-cell table:number-columns-repeated="2"/>
          <table:table-cell office:value-type="float" office:value="3055545" calcext:value-type="float">
            <text:p>3055545</text:p>
          </table:table-cell>
          <table:table-cell office:value-type="float" office:value="3282173" calcext:value-type="float">
            <text:p>3282173</text:p>
          </table:table-cell>
          <table:table-cell table:formula="of:=[.N76]-[.M76]" office:value-type="float" office:value="226628" calcext:value-type="float">
            <text:p>22662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389193" calcext:value-type="float">
            <text:p>8389193</text:p>
          </table:table-cell>
          <table:table-cell office:value-type="float" office:value="12077444" calcext:value-type="float">
            <text:p>12077444</text:p>
          </table:table-cell>
          <table:table-cell table:formula="of:=[.D77]-[.C77]" office:value-type="float" office:value="3688251" calcext:value-type="float">
            <text:p>3688251</text:p>
          </table:table-cell>
          <table:table-cell table:number-columns-repeated="2"/>
          <table:table-cell office:value-type="float" office:value="3388696" calcext:value-type="float">
            <text:p>3388696</text:p>
          </table:table-cell>
          <table:table-cell office:value-type="float" office:value="3822296" calcext:value-type="float">
            <text:p>3822296</text:p>
          </table:table-cell>
          <table:table-cell table:formula="of:=[.I77]-[.H77]" office:value-type="float" office:value="433600" calcext:value-type="float">
            <text:p>433600</text:p>
          </table:table-cell>
          <table:table-cell table:number-columns-repeated="2"/>
          <table:table-cell office:value-type="float" office:value="3032940" calcext:value-type="float">
            <text:p>3032940</text:p>
          </table:table-cell>
          <table:table-cell office:value-type="float" office:value="3206992" calcext:value-type="float">
            <text:p>3206992</text:p>
          </table:table-cell>
          <table:table-cell table:formula="of:=[.N77]-[.M77]" office:value-type="float" office:value="174052" calcext:value-type="float">
            <text:p>17405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08285" calcext:value-type="float">
            <text:p>8408285</text:p>
          </table:table-cell>
          <table:table-cell office:value-type="float" office:value="11643140" calcext:value-type="float">
            <text:p>11643140</text:p>
          </table:table-cell>
          <table:table-cell table:formula="of:=[.D78]-[.C78]" office:value-type="float" office:value="3234855" calcext:value-type="float">
            <text:p>3234855</text:p>
          </table:table-cell>
          <table:table-cell table:number-columns-repeated="2"/>
          <table:table-cell office:value-type="float" office:value="3405672" calcext:value-type="float">
            <text:p>3405672</text:p>
          </table:table-cell>
          <table:table-cell office:value-type="float" office:value="3648432" calcext:value-type="float">
            <text:p>3648432</text:p>
          </table:table-cell>
          <table:table-cell table:formula="of:=[.I78]-[.H78]" office:value-type="float" office:value="242760" calcext:value-type="float">
            <text:p>242760</text:p>
          </table:table-cell>
          <table:table-cell table:number-columns-repeated="2"/>
          <table:table-cell office:value-type="float" office:value="3049905" calcext:value-type="float">
            <text:p>3049905</text:p>
          </table:table-cell>
          <table:table-cell office:value-type="float" office:value="3231495" calcext:value-type="float">
            <text:p>3231495</text:p>
          </table:table-cell>
          <table:table-cell table:formula="of:=[.N78]-[.M78]" office:value-type="float" office:value="181590" calcext:value-type="float">
            <text:p>18159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358044" calcext:value-type="float">
            <text:p>8358044</text:p>
          </table:table-cell>
          <table:table-cell office:value-type="float" office:value="11563443" calcext:value-type="float">
            <text:p>11563443</text:p>
          </table:table-cell>
          <table:table-cell table:formula="of:=[.D79]-[.C79]" office:value-type="float" office:value="3205399" calcext:value-type="float">
            <text:p>3205399</text:p>
          </table:table-cell>
          <table:table-cell table:number-columns-repeated="2"/>
          <table:table-cell office:value-type="float" office:value="3835752" calcext:value-type="float">
            <text:p>3835752</text:p>
          </table:table-cell>
          <table:table-cell office:value-type="float" office:value="3632760" calcext:value-type="float">
            <text:p>3632760</text:p>
          </table:table-cell>
          <table:table-cell table:formula="of:=[.I79]-[.H79]" office:value-type="float" office:value="-202992" calcext:value-type="float">
            <text:p>-202992</text:p>
          </table:table-cell>
          <table:table-cell table:number-columns-repeated="2"/>
          <table:table-cell office:value-type="float" office:value="3060300" calcext:value-type="float">
            <text:p>3060300</text:p>
          </table:table-cell>
          <table:table-cell office:value-type="float" office:value="3209130" calcext:value-type="float">
            <text:p>3209130</text:p>
          </table:table-cell>
          <table:table-cell table:formula="of:=[.N79]-[.M79]" office:value-type="float" office:value="148830" calcext:value-type="float">
            <text:p>14883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051446" calcext:value-type="float">
            <text:p>9051446</text:p>
          </table:table-cell>
          <table:table-cell office:value-type="float" office:value="12021353" calcext:value-type="float">
            <text:p>12021353</text:p>
          </table:table-cell>
          <table:table-cell table:formula="of:=[.D80]-[.C80]" office:value-type="float" office:value="2969907" calcext:value-type="float">
            <text:p>2969907</text:p>
          </table:table-cell>
          <table:table-cell table:number-columns-repeated="2"/>
          <table:table-cell office:value-type="float" office:value="3573248" calcext:value-type="float">
            <text:p>3573248</text:p>
          </table:table-cell>
          <table:table-cell office:value-type="float" office:value="3798144" calcext:value-type="float">
            <text:p>3798144</text:p>
          </table:table-cell>
          <table:table-cell table:formula="of:=[.I80]-[.H80]" office:value-type="float" office:value="224896" calcext:value-type="float">
            <text:p>224896</text:p>
          </table:table-cell>
          <table:table-cell table:number-columns-repeated="2"/>
          <table:table-cell office:value-type="float" office:value="3030652" calcext:value-type="float">
            <text:p>3030652</text:p>
          </table:table-cell>
          <table:table-cell office:value-type="float" office:value="3207930" calcext:value-type="float">
            <text:p>3207930</text:p>
          </table:table-cell>
          <table:table-cell table:formula="of:=[.N80]-[.M80]" office:value-type="float" office:value="177278" calcext:value-type="float">
            <text:p>17727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14341" calcext:value-type="float">
            <text:p>8414341</text:p>
          </table:table-cell>
          <table:table-cell office:value-type="float" office:value="11892306" calcext:value-type="float">
            <text:p>11892306</text:p>
          </table:table-cell>
          <table:table-cell table:formula="of:=[.D81]-[.C81]" office:value-type="float" office:value="3477965" calcext:value-type="float">
            <text:p>3477965</text:p>
          </table:table-cell>
          <table:table-cell table:number-columns-repeated="2"/>
          <table:table-cell office:value-type="float" office:value="3517400" calcext:value-type="float">
            <text:p>3517400</text:p>
          </table:table-cell>
          <table:table-cell office:value-type="float" office:value="3880624" calcext:value-type="float">
            <text:p>3880624</text:p>
          </table:table-cell>
          <table:table-cell table:formula="of:=[.I81]-[.H81]" office:value-type="float" office:value="363224" calcext:value-type="float">
            <text:p>363224</text:p>
          </table:table-cell>
          <table:table-cell table:number-columns-repeated="2"/>
          <table:table-cell office:value-type="float" office:value="3066382" calcext:value-type="float">
            <text:p>3066382</text:p>
          </table:table-cell>
          <table:table-cell office:value-type="float" office:value="3458115" calcext:value-type="float">
            <text:p>3458115</text:p>
          </table:table-cell>
          <table:table-cell table:formula="of:=[.N81]-[.M81]" office:value-type="float" office:value="391733" calcext:value-type="float">
            <text:p>39173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588878" calcext:value-type="float">
            <text:p>8588878</text:p>
          </table:table-cell>
          <table:table-cell office:value-type="float" office:value="11730003" calcext:value-type="float">
            <text:p>11730003</text:p>
          </table:table-cell>
          <table:table-cell table:formula="of:=[.D82]-[.C82]" office:value-type="float" office:value="3141125" calcext:value-type="float">
            <text:p>3141125</text:p>
          </table:table-cell>
          <table:table-cell table:number-columns-repeated="2"/>
          <table:table-cell office:value-type="float" office:value="3399920" calcext:value-type="float">
            <text:p>3399920</text:p>
          </table:table-cell>
          <table:table-cell office:value-type="float" office:value="4284576" calcext:value-type="float">
            <text:p>4284576</text:p>
          </table:table-cell>
          <table:table-cell table:formula="of:=[.I82]-[.H82]" office:value-type="float" office:value="884656" calcext:value-type="float">
            <text:p>884656</text:p>
          </table:table-cell>
          <table:table-cell table:number-columns-repeated="2"/>
          <table:table-cell office:value-type="float" office:value="3034560" calcext:value-type="float">
            <text:p>3034560</text:p>
          </table:table-cell>
          <table:table-cell office:value-type="float" office:value="3208387" calcext:value-type="float">
            <text:p>3208387</text:p>
          </table:table-cell>
          <table:table-cell table:formula="of:=[.N82]-[.M82]" office:value-type="float" office:value="173827" calcext:value-type="float">
            <text:p>1738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96419" calcext:value-type="float">
            <text:p>8496419</text:p>
          </table:table-cell>
          <table:table-cell office:value-type="float" office:value="11760670" calcext:value-type="float">
            <text:p>11760670</text:p>
          </table:table-cell>
          <table:table-cell table:formula="of:=[.D83]-[.C83]" office:value-type="float" office:value="3264251" calcext:value-type="float">
            <text:p>3264251</text:p>
          </table:table-cell>
          <table:table-cell table:number-columns-repeated="2"/>
          <table:table-cell office:value-type="float" office:value="4230600" calcext:value-type="float">
            <text:p>4230600</text:p>
          </table:table-cell>
          <table:table-cell office:value-type="float" office:value="3738128" calcext:value-type="float">
            <text:p>3738128</text:p>
          </table:table-cell>
          <table:table-cell table:formula="of:=[.I83]-[.H83]" office:value-type="float" office:value="-492472" calcext:value-type="float">
            <text:p>-492472</text:p>
          </table:table-cell>
          <table:table-cell table:number-columns-repeated="2"/>
          <table:table-cell office:value-type="float" office:value="3075127" calcext:value-type="float">
            <text:p>3075127</text:p>
          </table:table-cell>
          <table:table-cell office:value-type="float" office:value="3228758" calcext:value-type="float">
            <text:p>3228758</text:p>
          </table:table-cell>
          <table:table-cell table:formula="of:=[.N83]-[.M83]" office:value-type="float" office:value="153631" calcext:value-type="float">
            <text:p>15363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874262" calcext:value-type="float">
            <text:p>8874262</text:p>
          </table:table-cell>
          <table:table-cell office:value-type="float" office:value="11701667" calcext:value-type="float">
            <text:p>11701667</text:p>
          </table:table-cell>
          <table:table-cell table:formula="of:=[.D84]-[.C84]" office:value-type="float" office:value="2827405" calcext:value-type="float">
            <text:p>2827405</text:p>
          </table:table-cell>
          <table:table-cell table:number-columns-repeated="2"/>
          <table:table-cell office:value-type="float" office:value="3456808" calcext:value-type="float">
            <text:p>3456808</text:p>
          </table:table-cell>
          <table:table-cell office:value-type="float" office:value="4376728" calcext:value-type="float">
            <text:p>4376728</text:p>
          </table:table-cell>
          <table:table-cell table:formula="of:=[.I84]-[.H84]" office:value-type="float" office:value="919920" calcext:value-type="float">
            <text:p>919920</text:p>
          </table:table-cell>
          <table:table-cell table:number-columns-repeated="2"/>
          <table:table-cell office:value-type="float" office:value="3032483" calcext:value-type="float">
            <text:p>3032483</text:p>
          </table:table-cell>
          <table:table-cell office:value-type="float" office:value="3207375" calcext:value-type="float">
            <text:p>3207375</text:p>
          </table:table-cell>
          <table:table-cell table:formula="of:=[.N84]-[.M84]" office:value-type="float" office:value="174892" calcext:value-type="float">
            <text:p>17489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40287" calcext:value-type="float">
            <text:p>8440287</text:p>
          </table:table-cell>
          <table:table-cell office:value-type="float" office:value="11460467" calcext:value-type="float">
            <text:p>11460467</text:p>
          </table:table-cell>
          <table:table-cell table:formula="of:=[.D85]-[.C85]" office:value-type="float" office:value="3020180" calcext:value-type="float">
            <text:p>3020180</text:p>
          </table:table-cell>
          <table:table-cell table:number-columns-repeated="2"/>
          <table:table-cell office:value-type="float" office:value="3397912" calcext:value-type="float">
            <text:p>3397912</text:p>
          </table:table-cell>
          <table:table-cell office:value-type="float" office:value="4114608" calcext:value-type="float">
            <text:p>4114608</text:p>
          </table:table-cell>
          <table:table-cell table:formula="of:=[.I85]-[.H85]" office:value-type="float" office:value="716696" calcext:value-type="float">
            <text:p>716696</text:p>
          </table:table-cell>
          <table:table-cell table:number-columns-repeated="2"/>
          <table:table-cell office:value-type="float" office:value="3071580" calcext:value-type="float">
            <text:p>3071580</text:p>
          </table:table-cell>
          <table:table-cell office:value-type="float" office:value="3208050" calcext:value-type="float">
            <text:p>3208050</text:p>
          </table:table-cell>
          <table:table-cell table:formula="of:=[.N85]-[.M85]" office:value-type="float" office:value="136470" calcext:value-type="float">
            <text:p>13647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30901" calcext:value-type="float">
            <text:p>8430901</text:p>
          </table:table-cell>
          <table:table-cell office:value-type="float" office:value="12393104" calcext:value-type="float">
            <text:p>12393104</text:p>
          </table:table-cell>
          <table:table-cell table:formula="of:=[.D86]-[.C86]" office:value-type="float" office:value="3962203" calcext:value-type="float">
            <text:p>3962203</text:p>
          </table:table-cell>
          <table:table-cell table:number-columns-repeated="2"/>
          <table:table-cell office:value-type="float" office:value="3594336" calcext:value-type="float">
            <text:p>3594336</text:p>
          </table:table-cell>
          <table:table-cell office:value-type="float" office:value="3967336" calcext:value-type="float">
            <text:p>3967336</text:p>
          </table:table-cell>
          <table:table-cell table:formula="of:=[.I86]-[.H86]" office:value-type="float" office:value="373000" calcext:value-type="float">
            <text:p>373000</text:p>
          </table:table-cell>
          <table:table-cell table:number-columns-repeated="2"/>
          <table:table-cell office:value-type="float" office:value="3054113" calcext:value-type="float">
            <text:p>3054113</text:p>
          </table:table-cell>
          <table:table-cell office:value-type="float" office:value="3232358" calcext:value-type="float">
            <text:p>3232358</text:p>
          </table:table-cell>
          <table:table-cell table:formula="of:=[.N86]-[.M86]" office:value-type="float" office:value="178245" calcext:value-type="float">
            <text:p>17824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268643" calcext:value-type="float">
            <text:p>8268643</text:p>
          </table:table-cell>
          <table:table-cell office:value-type="float" office:value="11798565" calcext:value-type="float">
            <text:p>11798565</text:p>
          </table:table-cell>
          <table:table-cell table:formula="of:=[.D87]-[.C87]" office:value-type="float" office:value="3529922" calcext:value-type="float">
            <text:p>3529922</text:p>
          </table:table-cell>
          <table:table-cell table:number-columns-repeated="2"/>
          <table:table-cell office:value-type="float" office:value="3714096" calcext:value-type="float">
            <text:p>3714096</text:p>
          </table:table-cell>
          <table:table-cell office:value-type="float" office:value="4178624" calcext:value-type="float">
            <text:p>4178624</text:p>
          </table:table-cell>
          <table:table-cell table:formula="of:=[.I87]-[.H87]" office:value-type="float" office:value="464528" calcext:value-type="float">
            <text:p>464528</text:p>
          </table:table-cell>
          <table:table-cell table:number-columns-repeated="2"/>
          <table:table-cell office:value-type="float" office:value="3058237" calcext:value-type="float">
            <text:p>3058237</text:p>
          </table:table-cell>
          <table:table-cell office:value-type="float" office:value="3209482" calcext:value-type="float">
            <text:p>3209482</text:p>
          </table:table-cell>
          <table:table-cell table:formula="of:=[.N87]-[.M87]" office:value-type="float" office:value="151245" calcext:value-type="float">
            <text:p>15124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706445" calcext:value-type="float">
            <text:p>8706445</text:p>
          </table:table-cell>
          <table:table-cell office:value-type="float" office:value="11681590" calcext:value-type="float">
            <text:p>11681590</text:p>
          </table:table-cell>
          <table:table-cell table:formula="of:=[.D88]-[.C88]" office:value-type="float" office:value="2975145" calcext:value-type="float">
            <text:p>2975145</text:p>
          </table:table-cell>
          <table:table-cell table:number-columns-repeated="2"/>
          <table:table-cell office:value-type="float" office:value="3503768" calcext:value-type="float">
            <text:p>3503768</text:p>
          </table:table-cell>
          <table:table-cell office:value-type="float" office:value="3702440" calcext:value-type="float">
            <text:p>3702440</text:p>
          </table:table-cell>
          <table:table-cell table:formula="of:=[.I88]-[.H88]" office:value-type="float" office:value="198672" calcext:value-type="float">
            <text:p>198672</text:p>
          </table:table-cell>
          <table:table-cell table:number-columns-repeated="2"/>
          <table:table-cell office:value-type="float" office:value="3031792" calcext:value-type="float">
            <text:p>3031792</text:p>
          </table:table-cell>
          <table:table-cell office:value-type="float" office:value="3227145" calcext:value-type="float">
            <text:p>3227145</text:p>
          </table:table-cell>
          <table:table-cell table:formula="of:=[.N88]-[.M88]" office:value-type="float" office:value="195353" calcext:value-type="float">
            <text:p>19535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293800" calcext:value-type="float">
            <text:p>8293800</text:p>
          </table:table-cell>
          <table:table-cell office:value-type="float" office:value="11994912" calcext:value-type="float">
            <text:p>11994912</text:p>
          </table:table-cell>
          <table:table-cell table:formula="of:=[.D89]-[.C89]" office:value-type="float" office:value="3701112" calcext:value-type="float">
            <text:p>3701112</text:p>
          </table:table-cell>
          <table:table-cell table:number-columns-repeated="2"/>
          <table:table-cell office:value-type="float" office:value="3928112" calcext:value-type="float">
            <text:p>3928112</text:p>
          </table:table-cell>
          <table:table-cell office:value-type="float" office:value="4398512" calcext:value-type="float">
            <text:p>4398512</text:p>
          </table:table-cell>
          <table:table-cell table:formula="of:=[.I89]-[.H89]" office:value-type="float" office:value="470400" calcext:value-type="float">
            <text:p>470400</text:p>
          </table:table-cell>
          <table:table-cell table:number-columns-repeated="2"/>
          <table:table-cell office:value-type="float" office:value="3053580" calcext:value-type="float">
            <text:p>3053580</text:p>
          </table:table-cell>
          <table:table-cell office:value-type="float" office:value="3477158" calcext:value-type="float">
            <text:p>3477158</text:p>
          </table:table-cell>
          <table:table-cell table:formula="of:=[.N89]-[.M89]" office:value-type="float" office:value="423578" calcext:value-type="float">
            <text:p>42357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278128" calcext:value-type="float">
            <text:p>8278128</text:p>
          </table:table-cell>
          <table:table-cell office:value-type="float" office:value="11879012" calcext:value-type="float">
            <text:p>11879012</text:p>
          </table:table-cell>
          <table:table-cell table:formula="of:=[.D90]-[.C90]" office:value-type="float" office:value="3600884" calcext:value-type="float">
            <text:p>3600884</text:p>
          </table:table-cell>
          <table:table-cell table:number-columns-repeated="2"/>
          <table:table-cell office:value-type="float" office:value="4186296" calcext:value-type="float">
            <text:p>4186296</text:p>
          </table:table-cell>
          <table:table-cell office:value-type="float" office:value="4240592" calcext:value-type="float">
            <text:p>4240592</text:p>
          </table:table-cell>
          <table:table-cell table:formula="of:=[.I90]-[.H90]" office:value-type="float" office:value="54296" calcext:value-type="float">
            <text:p>54296</text:p>
          </table:table-cell>
          <table:table-cell table:number-columns-repeated="2"/>
          <table:table-cell office:value-type="float" office:value="3052942" calcext:value-type="float">
            <text:p>3052942</text:p>
          </table:table-cell>
          <table:table-cell office:value-type="float" office:value="3207983" calcext:value-type="float">
            <text:p>3207983</text:p>
          </table:table-cell>
          <table:table-cell table:formula="of:=[.N90]-[.M90]" office:value-type="float" office:value="155041" calcext:value-type="float">
            <text:p>15504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612774" calcext:value-type="float">
            <text:p>8612774</text:p>
          </table:table-cell>
          <table:table-cell office:value-type="float" office:value="11665843" calcext:value-type="float">
            <text:p>11665843</text:p>
          </table:table-cell>
          <table:table-cell table:formula="of:=[.D91]-[.C91]" office:value-type="float" office:value="3053069" calcext:value-type="float">
            <text:p>3053069</text:p>
          </table:table-cell>
          <table:table-cell table:number-columns-repeated="2"/>
          <table:table-cell office:value-type="float" office:value="4062200" calcext:value-type="float">
            <text:p>4062200</text:p>
          </table:table-cell>
          <table:table-cell office:value-type="float" office:value="3780048" calcext:value-type="float">
            <text:p>3780048</text:p>
          </table:table-cell>
          <table:table-cell table:formula="of:=[.I91]-[.H91]" office:value-type="float" office:value="-282152" calcext:value-type="float">
            <text:p>-282152</text:p>
          </table:table-cell>
          <table:table-cell table:number-columns-repeated="2"/>
          <table:table-cell office:value-type="float" office:value="3051503" calcext:value-type="float">
            <text:p>3051503</text:p>
          </table:table-cell>
          <table:table-cell office:value-type="float" office:value="3259313" calcext:value-type="float">
            <text:p>3259313</text:p>
          </table:table-cell>
          <table:table-cell table:formula="of:=[.N91]-[.M91]" office:value-type="float" office:value="207810" calcext:value-type="float">
            <text:p>20781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44597" calcext:value-type="float">
            <text:p>8444597</text:p>
          </table:table-cell>
          <table:table-cell office:value-type="float" office:value="11716496" calcext:value-type="float">
            <text:p>11716496</text:p>
          </table:table-cell>
          <table:table-cell table:formula="of:=[.D92]-[.C92]" office:value-type="float" office:value="3271899" calcext:value-type="float">
            <text:p>3271899</text:p>
          </table:table-cell>
          <table:table-cell table:number-columns-repeated="2"/>
          <table:table-cell office:value-type="float" office:value="3892152" calcext:value-type="float">
            <text:p>3892152</text:p>
          </table:table-cell>
          <table:table-cell office:value-type="float" office:value="3706976" calcext:value-type="float">
            <text:p>3706976</text:p>
          </table:table-cell>
          <table:table-cell table:formula="of:=[.I92]-[.H92]" office:value-type="float" office:value="-185176" calcext:value-type="float">
            <text:p>-185176</text:p>
          </table:table-cell>
          <table:table-cell table:number-columns-repeated="2"/>
          <table:table-cell office:value-type="float" office:value="3971273" calcext:value-type="float">
            <text:p>3971273</text:p>
          </table:table-cell>
          <table:table-cell office:value-type="float" office:value="3253118" calcext:value-type="float">
            <text:p>3253118</text:p>
          </table:table-cell>
          <table:table-cell table:formula="of:=[.N92]-[.M92]" office:value-type="float" office:value="-718155" calcext:value-type="float">
            <text:p>-71815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44856" calcext:value-type="float">
            <text:p>8444856</text:p>
          </table:table-cell>
          <table:table-cell office:value-type="float" office:value="11876486" calcext:value-type="float">
            <text:p>11876486</text:p>
          </table:table-cell>
          <table:table-cell table:formula="of:=[.D93]-[.C93]" office:value-type="float" office:value="3431630" calcext:value-type="float">
            <text:p>3431630</text:p>
          </table:table-cell>
          <table:table-cell table:number-columns-repeated="2"/>
          <table:table-cell office:value-type="float" office:value="3558856" calcext:value-type="float">
            <text:p>3558856</text:p>
          </table:table-cell>
          <table:table-cell office:value-type="float" office:value="3669304" calcext:value-type="float">
            <text:p>3669304</text:p>
          </table:table-cell>
          <table:table-cell table:formula="of:=[.I93]-[.H93]" office:value-type="float" office:value="110448" calcext:value-type="float">
            <text:p>110448</text:p>
          </table:table-cell>
          <table:table-cell table:number-columns-repeated="2"/>
          <table:table-cell office:value-type="float" office:value="3067980" calcext:value-type="float">
            <text:p>3067980</text:p>
          </table:table-cell>
          <table:table-cell office:value-type="float" office:value="3257625" calcext:value-type="float">
            <text:p>3257625</text:p>
          </table:table-cell>
          <table:table-cell table:formula="of:=[.N93]-[.M93]" office:value-type="float" office:value="189645" calcext:value-type="float">
            <text:p>18964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50505" calcext:value-type="float">
            <text:p>8450505</text:p>
          </table:table-cell>
          <table:table-cell office:value-type="float" office:value="11852945" calcext:value-type="float">
            <text:p>11852945</text:p>
          </table:table-cell>
          <table:table-cell table:formula="of:=[.D94]-[.C94]" office:value-type="float" office:value="3402440" calcext:value-type="float">
            <text:p>3402440</text:p>
          </table:table-cell>
          <table:table-cell table:number-columns-repeated="2"/>
          <table:table-cell office:value-type="float" office:value="3608568" calcext:value-type="float">
            <text:p>3608568</text:p>
          </table:table-cell>
          <table:table-cell office:value-type="float" office:value="4245104" calcext:value-type="float">
            <text:p>4245104</text:p>
          </table:table-cell>
          <table:table-cell table:formula="of:=[.I94]-[.H94]" office:value-type="float" office:value="636536" calcext:value-type="float">
            <text:p>636536</text:p>
          </table:table-cell>
          <table:table-cell table:number-columns-repeated="2"/>
          <table:table-cell office:value-type="float" office:value="3032092" calcext:value-type="float">
            <text:p>3032092</text:p>
          </table:table-cell>
          <table:table-cell office:value-type="float" office:value="3210210" calcext:value-type="float">
            <text:p>3210210</text:p>
          </table:table-cell>
          <table:table-cell table:formula="of:=[.N94]-[.M94]" office:value-type="float" office:value="178118" calcext:value-type="float">
            <text:p>17811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256475" calcext:value-type="float">
            <text:p>8256475</text:p>
          </table:table-cell>
          <table:table-cell office:value-type="float" office:value="12247243" calcext:value-type="float">
            <text:p>12247243</text:p>
          </table:table-cell>
          <table:table-cell table:formula="of:=[.D95]-[.C95]" office:value-type="float" office:value="3990768" calcext:value-type="float">
            <text:p>3990768</text:p>
          </table:table-cell>
          <table:table-cell table:number-columns-repeated="2"/>
          <table:table-cell office:value-type="float" office:value="4221968" calcext:value-type="float">
            <text:p>4221968</text:p>
          </table:table-cell>
          <table:table-cell office:value-type="float" office:value="3770992" calcext:value-type="float">
            <text:p>3770992</text:p>
          </table:table-cell>
          <table:table-cell table:formula="of:=[.I95]-[.H95]" office:value-type="float" office:value="-450976" calcext:value-type="float">
            <text:p>-450976</text:p>
          </table:table-cell>
          <table:table-cell table:number-columns-repeated="2"/>
          <table:table-cell office:value-type="float" office:value="3050925" calcext:value-type="float">
            <text:p>3050925</text:p>
          </table:table-cell>
          <table:table-cell office:value-type="float" office:value="3208440" calcext:value-type="float">
            <text:p>3208440</text:p>
          </table:table-cell>
          <table:table-cell table:formula="of:=[.N95]-[.M95]" office:value-type="float" office:value="157515" calcext:value-type="float">
            <text:p>15751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768004" calcext:value-type="float">
            <text:p>8768004</text:p>
          </table:table-cell>
          <table:table-cell office:value-type="float" office:value="11625157" calcext:value-type="float">
            <text:p>11625157</text:p>
          </table:table-cell>
          <table:table-cell table:formula="of:=[.D96]-[.C96]" office:value-type="float" office:value="2857153" calcext:value-type="float">
            <text:p>2857153</text:p>
          </table:table-cell>
          <table:table-cell table:number-columns-repeated="2"/>
          <table:table-cell office:value-type="float" office:value="3454032" calcext:value-type="float">
            <text:p>3454032</text:p>
          </table:table-cell>
          <table:table-cell office:value-type="float" office:value="3542016" calcext:value-type="float">
            <text:p>3542016</text:p>
          </table:table-cell>
          <table:table-cell table:formula="of:=[.I96]-[.H96]" office:value-type="float" office:value="87984" calcext:value-type="float">
            <text:p>87984</text:p>
          </table:table-cell>
          <table:table-cell table:number-columns-repeated="2"/>
          <table:table-cell office:value-type="float" office:value="3049425" calcext:value-type="float">
            <text:p>3049425</text:p>
          </table:table-cell>
          <table:table-cell office:value-type="float" office:value="3229703" calcext:value-type="float">
            <text:p>3229703</text:p>
          </table:table-cell>
          <table:table-cell table:formula="of:=[.N96]-[.M96]" office:value-type="float" office:value="180278" calcext:value-type="float">
            <text:p>18027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301761" calcext:value-type="float">
            <text:p>8301761</text:p>
          </table:table-cell>
          <table:table-cell office:value-type="float" office:value="11670299" calcext:value-type="float">
            <text:p>11670299</text:p>
          </table:table-cell>
          <table:table-cell table:formula="of:=[.D97]-[.C97]" office:value-type="float" office:value="3368538" calcext:value-type="float">
            <text:p>3368538</text:p>
          </table:table-cell>
          <table:table-cell table:number-columns-repeated="2"/>
          <table:table-cell office:value-type="float" office:value="3544512" calcext:value-type="float">
            <text:p>3544512</text:p>
          </table:table-cell>
          <table:table-cell office:value-type="float" office:value="3445120" calcext:value-type="float">
            <text:p>3445120</text:p>
          </table:table-cell>
          <table:table-cell table:formula="of:=[.I97]-[.H97]" office:value-type="float" office:value="-99392" calcext:value-type="float">
            <text:p>-99392</text:p>
          </table:table-cell>
          <table:table-cell table:number-columns-repeated="2"/>
          <table:table-cell office:value-type="float" office:value="3030353" calcext:value-type="float">
            <text:p>3030353</text:p>
          </table:table-cell>
          <table:table-cell office:value-type="float" office:value="3209550" calcext:value-type="float">
            <text:p>3209550</text:p>
          </table:table-cell>
          <table:table-cell table:formula="of:=[.N97]-[.M97]" office:value-type="float" office:value="179197" calcext:value-type="float">
            <text:p>17919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656040" calcext:value-type="float">
            <text:p>8656040</text:p>
          </table:table-cell>
          <table:table-cell office:value-type="float" office:value="12251248" calcext:value-type="float">
            <text:p>12251248</text:p>
          </table:table-cell>
          <table:table-cell table:formula="of:=[.D98]-[.C98]" office:value-type="float" office:value="3595208" calcext:value-type="float">
            <text:p>3595208</text:p>
          </table:table-cell>
          <table:table-cell table:number-columns-repeated="2"/>
          <table:table-cell office:value-type="float" office:value="3814856" calcext:value-type="float">
            <text:p>3814856</text:p>
          </table:table-cell>
          <table:table-cell office:value-type="float" office:value="3415920" calcext:value-type="float">
            <text:p>3415920</text:p>
          </table:table-cell>
          <table:table-cell table:formula="of:=[.I98]-[.H98]" office:value-type="float" office:value="-398936" calcext:value-type="float">
            <text:p>-398936</text:p>
          </table:table-cell>
          <table:table-cell table:number-columns-repeated="2"/>
          <table:table-cell office:value-type="float" office:value="3058545" calcext:value-type="float">
            <text:p>3058545</text:p>
          </table:table-cell>
          <table:table-cell office:value-type="float" office:value="3226522" calcext:value-type="float">
            <text:p>3226522</text:p>
          </table:table-cell>
          <table:table-cell table:formula="of:=[.N98]-[.M98]" office:value-type="float" office:value="167977" calcext:value-type="float">
            <text:p>16797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302586" calcext:value-type="float">
            <text:p>8302586</text:p>
          </table:table-cell>
          <table:table-cell office:value-type="float" office:value="12030233" calcext:value-type="float">
            <text:p>12030233</text:p>
          </table:table-cell>
          <table:table-cell table:formula="of:=[.D99]-[.C99]" office:value-type="float" office:value="3727647" calcext:value-type="float">
            <text:p>3727647</text:p>
          </table:table-cell>
          <table:table-cell table:number-columns-repeated="2"/>
          <table:table-cell office:value-type="float" office:value="3463024" calcext:value-type="float">
            <text:p>3463024</text:p>
          </table:table-cell>
          <table:table-cell office:value-type="float" office:value="3550408" calcext:value-type="float">
            <text:p>3550408</text:p>
          </table:table-cell>
          <table:table-cell table:formula="of:=[.I99]-[.H99]" office:value-type="float" office:value="87384" calcext:value-type="float">
            <text:p>87384</text:p>
          </table:table-cell>
          <table:table-cell table:number-columns-repeated="2"/>
          <table:table-cell office:value-type="float" office:value="3049373" calcext:value-type="float">
            <text:p>3049373</text:p>
          </table:table-cell>
          <table:table-cell office:value-type="float" office:value="3241958" calcext:value-type="float">
            <text:p>3241958</text:p>
          </table:table-cell>
          <table:table-cell table:formula="of:=[.N99]-[.M99]" office:value-type="float" office:value="192585" calcext:value-type="float">
            <text:p>19258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729247" calcext:value-type="float">
            <text:p>8729247</text:p>
          </table:table-cell>
          <table:table-cell office:value-type="float" office:value="11972759" calcext:value-type="float">
            <text:p>11972759</text:p>
          </table:table-cell>
          <table:table-cell table:formula="of:=[.D100]-[.C100]" office:value-type="float" office:value="3243512" calcext:value-type="float">
            <text:p>3243512</text:p>
          </table:table-cell>
          <table:table-cell table:number-columns-repeated="2"/>
          <table:table-cell office:value-type="float" office:value="3466128" calcext:value-type="float">
            <text:p>3466128</text:p>
          </table:table-cell>
          <table:table-cell office:value-type="float" office:value="3516328" calcext:value-type="float">
            <text:p>3516328</text:p>
          </table:table-cell>
          <table:table-cell table:formula="of:=[.I100]-[.H100]" office:value-type="float" office:value="50200" calcext:value-type="float">
            <text:p>50200</text:p>
          </table:table-cell>
          <table:table-cell table:number-columns-repeated="2"/>
          <table:table-cell office:value-type="float" office:value="3037515" calcext:value-type="float">
            <text:p>3037515</text:p>
          </table:table-cell>
          <table:table-cell office:value-type="float" office:value="3207075" calcext:value-type="float">
            <text:p>3207075</text:p>
          </table:table-cell>
          <table:table-cell table:formula="of:=[.N100]-[.M100]" office:value-type="float" office:value="169560" calcext:value-type="float">
            <text:p>1695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396863" calcext:value-type="float">
            <text:p>8396863</text:p>
          </table:table-cell>
          <table:table-cell office:value-type="float" office:value="12007627" calcext:value-type="float">
            <text:p>12007627</text:p>
          </table:table-cell>
          <table:table-cell table:formula="of:=[.D101]-[.C101]" office:value-type="float" office:value="3610764" calcext:value-type="float">
            <text:p>3610764</text:p>
          </table:table-cell>
          <table:table-cell table:number-columns-repeated="2"/>
          <table:table-cell office:value-type="float" office:value="3480592" calcext:value-type="float">
            <text:p>3480592</text:p>
          </table:table-cell>
          <table:table-cell office:value-type="float" office:value="3554112" calcext:value-type="float">
            <text:p>3554112</text:p>
          </table:table-cell>
          <table:table-cell table:formula="of:=[.I101]-[.H101]" office:value-type="float" office:value="73520" calcext:value-type="float">
            <text:p>73520</text:p>
          </table:table-cell>
          <table:table-cell table:number-columns-repeated="2"/>
          <table:table-cell office:value-type="float" office:value="3048525" calcext:value-type="float">
            <text:p>3048525</text:p>
          </table:table-cell>
          <table:table-cell office:value-type="float" office:value="3226028" calcext:value-type="float">
            <text:p>3226028</text:p>
          </table:table-cell>
          <table:table-cell table:formula="of:=[.N101]-[.M101]" office:value-type="float" office:value="177503" calcext:value-type="float">
            <text:p>17750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592467" calcext:value-type="float">
            <text:p>8592467</text:p>
          </table:table-cell>
          <table:table-cell office:value-type="float" office:value="11863328" calcext:value-type="float">
            <text:p>11863328</text:p>
          </table:table-cell>
          <table:table-cell table:formula="of:=[.D102]-[.C102]" office:value-type="float" office:value="3270861" calcext:value-type="float">
            <text:p>3270861</text:p>
          </table:table-cell>
          <table:table-cell table:number-columns-repeated="2"/>
          <table:table-cell office:value-type="float" office:value="3561112" calcext:value-type="float">
            <text:p>3561112</text:p>
          </table:table-cell>
          <table:table-cell office:value-type="float" office:value="3561336" calcext:value-type="float">
            <text:p>3561336</text:p>
          </table:table-cell>
          <table:table-cell table:formula="of:=[.I102]-[.H102]" office:value-type="float" office:value="224" calcext:value-type="float">
            <text:p>224</text:p>
          </table:table-cell>
          <table:table-cell table:number-columns-repeated="2"/>
          <table:table-cell office:value-type="float" office:value="3030150" calcext:value-type="float">
            <text:p>3030150</text:p>
          </table:table-cell>
          <table:table-cell office:value-type="float" office:value="3233303" calcext:value-type="float">
            <text:p>3233303</text:p>
          </table:table-cell>
          <table:table-cell table:formula="of:=[.N102]-[.M102]" office:value-type="float" office:value="203153" calcext:value-type="float">
            <text:p>20315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398947" calcext:value-type="float">
            <text:p>8398947</text:p>
          </table:table-cell>
          <table:table-cell office:value-type="float" office:value="13943825" calcext:value-type="float">
            <text:p>13943825</text:p>
          </table:table-cell>
          <table:table-cell table:formula="of:=[.D103]-[.C103]" office:value-type="float" office:value="5544878" calcext:value-type="float">
            <text:p>5544878</text:p>
          </table:table-cell>
          <table:table-cell table:number-columns-repeated="2"/>
          <table:table-cell office:value-type="float" office:value="3348872" calcext:value-type="float">
            <text:p>3348872</text:p>
          </table:table-cell>
          <table:table-cell office:value-type="float" office:value="3469416" calcext:value-type="float">
            <text:p>3469416</text:p>
          </table:table-cell>
          <table:table-cell table:formula="of:=[.I103]-[.H103]" office:value-type="float" office:value="120544" calcext:value-type="float">
            <text:p>120544</text:p>
          </table:table-cell>
          <table:table-cell table:number-columns-repeated="2"/>
          <table:table-cell office:value-type="float" office:value="3035827" calcext:value-type="float">
            <text:p>3035827</text:p>
          </table:table-cell>
          <table:table-cell office:value-type="float" office:value="3273713" calcext:value-type="float">
            <text:p>3273713</text:p>
          </table:table-cell>
          <table:table-cell table:formula="of:=[.N103]-[.M103]" office:value-type="float" office:value="237886" calcext:value-type="float">
            <text:p>23788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100367" calcext:value-type="float">
            <text:p>9100367</text:p>
          </table:table-cell>
          <table:table-cell office:value-type="float" office:value="17063027" calcext:value-type="float">
            <text:p>17063027</text:p>
          </table:table-cell>
          <table:table-cell table:formula="of:=[.D104]-[.C104]" office:value-type="float" office:value="7962660" calcext:value-type="float">
            <text:p>7962660</text:p>
          </table:table-cell>
          <table:table-cell table:number-columns-repeated="2"/>
          <table:table-cell office:value-type="float" office:value="3352680" calcext:value-type="float">
            <text:p>3352680</text:p>
          </table:table-cell>
          <table:table-cell office:value-type="float" office:value="3438808" calcext:value-type="float">
            <text:p>3438808</text:p>
          </table:table-cell>
          <table:table-cell table:formula="of:=[.I104]-[.H104]" office:value-type="float" office:value="86128" calcext:value-type="float">
            <text:p>86128</text:p>
          </table:table-cell>
          <table:table-cell table:number-columns-repeated="2"/>
          <table:table-cell office:value-type="float" office:value="3063585" calcext:value-type="float">
            <text:p>3063585</text:p>
          </table:table-cell>
          <table:table-cell office:value-type="float" office:value="3245273" calcext:value-type="float">
            <text:p>3245273</text:p>
          </table:table-cell>
          <table:table-cell table:formula="of:=[.N104]-[.M104]" office:value-type="float" office:value="181688" calcext:value-type="float">
            <text:p>18168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741051" calcext:value-type="float">
            <text:p>8741051</text:p>
          </table:table-cell>
          <table:table-cell office:value-type="float" office:value="35753602" calcext:value-type="float">
            <text:p>35753602</text:p>
          </table:table-cell>
          <table:table-cell table:formula="of:=[.D105]-[.C105]" office:value-type="float" office:value="27012551" calcext:value-type="float">
            <text:p>27012551</text:p>
          </table:table-cell>
          <table:table-cell table:number-columns-repeated="2"/>
          <table:table-cell office:value-type="float" office:value="3501864" calcext:value-type="float">
            <text:p>3501864</text:p>
          </table:table-cell>
          <table:table-cell office:value-type="float" office:value="3541672" calcext:value-type="float">
            <text:p>3541672</text:p>
          </table:table-cell>
          <table:table-cell table:formula="of:=[.I105]-[.H105]" office:value-type="float" office:value="39808" calcext:value-type="float">
            <text:p>39808</text:p>
          </table:table-cell>
          <table:table-cell table:number-columns-repeated="2"/>
          <table:table-cell office:value-type="float" office:value="3059033" calcext:value-type="float">
            <text:p>3059033</text:p>
          </table:table-cell>
          <table:table-cell office:value-type="float" office:value="3230213" calcext:value-type="float">
            <text:p>3230213</text:p>
          </table:table-cell>
          <table:table-cell table:formula="of:=[.N105]-[.M105]" office:value-type="float" office:value="171180" calcext:value-type="float">
            <text:p>17118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440663" calcext:value-type="float">
            <text:p>8440663</text:p>
          </table:table-cell>
          <table:table-cell office:value-type="float" office:value="19310815" calcext:value-type="float">
            <text:p>19310815</text:p>
          </table:table-cell>
          <table:table-cell table:formula="of:=[.D106]-[.C106]" office:value-type="float" office:value="10870152" calcext:value-type="float">
            <text:p>10870152</text:p>
          </table:table-cell>
          <table:table-cell table:number-columns-repeated="2"/>
          <table:table-cell office:value-type="float" office:value="3416136" calcext:value-type="float">
            <text:p>3416136</text:p>
          </table:table-cell>
          <table:table-cell office:value-type="float" office:value="3504296" calcext:value-type="float">
            <text:p>3504296</text:p>
          </table:table-cell>
          <table:table-cell table:formula="of:=[.I106]-[.H106]" office:value-type="float" office:value="88160" calcext:value-type="float">
            <text:p>88160</text:p>
          </table:table-cell>
          <table:table-cell table:number-columns-repeated="2"/>
          <table:table-cell office:value-type="float" office:value="3031357" calcext:value-type="float">
            <text:p>3031357</text:p>
          </table:table-cell>
          <table:table-cell office:value-type="float" office:value="3209978" calcext:value-type="float">
            <text:p>3209978</text:p>
          </table:table-cell>
          <table:table-cell table:formula="of:=[.N106]-[.M106]" office:value-type="float" office:value="178621" calcext:value-type="float">
            <text:p>17862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372932" calcext:value-type="float">
            <text:p>8372932</text:p>
          </table:table-cell>
          <table:table-cell office:value-type="float" office:value="12935459" calcext:value-type="float">
            <text:p>12935459</text:p>
          </table:table-cell>
          <table:table-cell table:formula="of:=[.D107]-[.C107]" office:value-type="float" office:value="4562527" calcext:value-type="float">
            <text:p>4562527</text:p>
          </table:table-cell>
          <table:table-cell table:number-columns-repeated="2"/>
          <table:table-cell office:value-type="float" office:value="3337232" calcext:value-type="float">
            <text:p>3337232</text:p>
          </table:table-cell>
          <table:table-cell office:value-type="float" office:value="3553608" calcext:value-type="float">
            <text:p>3553608</text:p>
          </table:table-cell>
          <table:table-cell table:formula="of:=[.I107]-[.H107]" office:value-type="float" office:value="216376" calcext:value-type="float">
            <text:p>216376</text:p>
          </table:table-cell>
          <table:table-cell table:number-columns-repeated="2"/>
          <table:table-cell office:value-type="float" office:value="3057270" calcext:value-type="float">
            <text:p>3057270</text:p>
          </table:table-cell>
          <table:table-cell office:value-type="float" office:value="3208185" calcext:value-type="float">
            <text:p>3208185</text:p>
          </table:table-cell>
          <table:table-cell table:formula="of:=[.N107]-[.M107]" office:value-type="float" office:value="150915" calcext:value-type="float">
            <text:p>15091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060510" calcext:value-type="float">
            <text:p>9060510</text:p>
          </table:table-cell>
          <table:table-cell office:value-type="float" office:value="15553421" calcext:value-type="float">
            <text:p>15553421</text:p>
          </table:table-cell>
          <table:table-cell table:formula="of:=[.D108]-[.C108]" office:value-type="float" office:value="6492911" calcext:value-type="float">
            <text:p>6492911</text:p>
          </table:table-cell>
          <table:table-cell table:number-columns-repeated="2"/>
          <table:table-cell office:value-type="float" office:value="3442984" calcext:value-type="float">
            <text:p>3442984</text:p>
          </table:table-cell>
          <table:table-cell office:value-type="float" office:value="3738872" calcext:value-type="float">
            <text:p>3738872</text:p>
          </table:table-cell>
          <table:table-cell table:formula="of:=[.I108]-[.H108]" office:value-type="float" office:value="295888" calcext:value-type="float">
            <text:p>295888</text:p>
          </table:table-cell>
          <table:table-cell table:number-columns-repeated="2"/>
          <table:table-cell office:value-type="float" office:value="3031305" calcext:value-type="float">
            <text:p>3031305</text:p>
          </table:table-cell>
          <table:table-cell office:value-type="float" office:value="3227010" calcext:value-type="float">
            <text:p>3227010</text:p>
          </table:table-cell>
          <table:table-cell table:formula="of:=[.N108]-[.M108]" office:value-type="float" office:value="195705" calcext:value-type="float">
            <text:p>1957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523405" calcext:value-type="float">
            <text:p>8523405</text:p>
          </table:table-cell>
          <table:table-cell office:value-type="float" office:value="12299957" calcext:value-type="float">
            <text:p>12299957</text:p>
          </table:table-cell>
          <table:table-cell table:formula="of:=[.D109]-[.C109]" office:value-type="float" office:value="3776552" calcext:value-type="float">
            <text:p>3776552</text:p>
          </table:table-cell>
          <table:table-cell table:number-columns-repeated="2"/>
          <table:table-cell office:value-type="float" office:value="3651608" calcext:value-type="float">
            <text:p>3651608</text:p>
          </table:table-cell>
          <table:table-cell office:value-type="float" office:value="3598384" calcext:value-type="float">
            <text:p>3598384</text:p>
          </table:table-cell>
          <table:table-cell table:formula="of:=[.I109]-[.H109]" office:value-type="float" office:value="-53224" calcext:value-type="float">
            <text:p>-53224</text:p>
          </table:table-cell>
          <table:table-cell table:number-columns-repeated="2"/>
          <table:table-cell office:value-type="float" office:value="3052665" calcext:value-type="float">
            <text:p>3052665</text:p>
          </table:table-cell>
          <table:table-cell office:value-type="float" office:value="3208912" calcext:value-type="float">
            <text:p>3208912</text:p>
          </table:table-cell>
          <table:table-cell table:formula="of:=[.N109]-[.M109]" office:value-type="float" office:value="156247" calcext:value-type="float">
            <text:p>156247</text:p>
          </table:table-cell>
          <table:table-cell table:number-columns-repeated="1009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8:21:49.895837854</meta:creation-date>
    <dc:date>2015-03-04T19:01:11.977837330</dc:date>
    <meta:editing-duration>PT24M12S</meta:editing-duration>
    <meta:editing-cycles>1</meta:editing-cycles>
    <meta:document-statistic meta:table-count="1" meta:cell-count="924" meta:object-count="0"/>
    <meta:generator>LibreOffice/4.2.7.2$Linux_X86_64 LibreOffice_project/420m0$Build-2</meta:generator>
  </office:meta>
</office:document-meta>
</file>